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0625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Round1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ta4" style:family="table" style:master-page-name="PageStyle_5f_Finale">
      <style:table-properties table:display="true" style:writing-mode="lr-tb"/>
    </style:style>
    <style:style style:name="ta5" style:family="table" style:master-page-name="PageStyle_5f_RE_Ben">
      <style:table-properties table:display="true" style:writing-mode="lr-tb"/>
    </style:style>
    <style:style style:name="ta6" style:family="table" style:master-page-name="PageStyle_5f_Ben">
      <style:table-properties table:display="true" style:writing-mode="lr-tb"/>
    </style:style>
    <style:style style:name="ta7" style:family="table" style:master-page-name="PageStyle_5f_RE_PTF">
      <style:table-properties table:display="true" style:writing-mode="lr-tb"/>
    </style:style>
    <style:style style:name="ta8" style:family="table" style:master-page-name="PageStyle_5f_PTF">
      <style:table-properties table:display="true" style:writing-mode="lr-tb"/>
    </style:style>
    <style:style style:name="ta9" style:family="table" style:master-page-name="PageStyle_5f_RE_Martin">
      <style:table-properties table:display="true" style:writing-mode="lr-tb"/>
    </style:style>
    <style:style style:name="ta10" style:family="table" style:master-page-name="PageStyle_5f_Martin">
      <style:table-properties table:display="true" style:writing-mode="lr-tb"/>
    </style:style>
    <style:style style:name="ta11" style:family="table" style:master-page-name="PageStyle_5f_RE_Jeanjarjar">
      <style:table-properties table:display="true" style:writing-mode="lr-tb"/>
    </style:style>
    <style:style style:name="ta12" style:family="table" style:master-page-name="PageStyle_5f_Jeanjarjar">
      <style:table-properties table:display="true" style:writing-mode="lr-tb"/>
    </style:style>
    <style:style style:name="ta13" style:family="table" style:master-page-name="PageStyle_5f_RE_Drakmur">
      <style:table-properties table:display="true" style:writing-mode="lr-tb"/>
    </style:style>
    <style:style style:name="ta14" style:family="table" style:master-page-name="PageStyle_5f_Drakmur">
      <style:table-properties table:display="true" style:writing-mode="lr-tb"/>
    </style:style>
    <style:style style:name="ta15" style:family="table" style:master-page-name="PageStyle_5f_RE_Zejoe">
      <style:table-properties table:display="true" style:writing-mode="lr-tb"/>
    </style:style>
    <style:style style:name="ta16" style:family="table" style:master-page-name="PageStyle_5f_Zejoe">
      <style:table-properties table:display="true" style:writing-mode="lr-tb"/>
    </style:style>
    <style:style style:name="ta17" style:family="table" style:master-page-name="PageStyle_5f_RE_Plags">
      <style:table-properties table:display="true" style:writing-mode="lr-tb"/>
    </style:style>
    <style:style style:name="ta18" style:family="table" style:master-page-name="PageStyle_5f_Plags">
      <style:table-properties table:display="true" style:writing-mode="lr-tb"/>
    </style:style>
    <style:style style:name="ta19" style:family="table" style:master-page-name="PageStyle_5f_RE_Mathis">
      <style:table-properties table:display="true" style:writing-mode="lr-tb"/>
    </style:style>
    <style:style style:name="ta20" style:family="table" style:master-page-name="PageStyle_5f_Mathis">
      <style:table-properties table:display="true" style:writing-mode="lr-tb"/>
    </style:style>
    <style:style style:name="ta21" style:family="table" style:master-page-name="PageStyle_5f_RE_GrosLombaire">
      <style:table-properties table:display="true" style:writing-mode="lr-tb"/>
    </style:style>
    <style:style style:name="ta22" style:family="table" style:master-page-name="PageStyle_5f_GrosLombaire">
      <style:table-properties table:display="true" style:writing-mode="lr-tb"/>
    </style:style>
    <style:style style:name="ta23" style:family="table" style:master-page-name="PageStyle_5f_RE_Robin">
      <style:table-properties table:display="true" style:writing-mode="lr-tb"/>
    </style:style>
    <style:style style:name="ta24" style:family="table" style:master-page-name="PageStyle_5f_Robin">
      <style:table-properties table:display="true" style:writing-mode="lr-tb"/>
    </style:style>
    <style:style style:name="ta25" style:family="table" style:master-page-name="PageStyle_5f_Religion">
      <style:table-properties table:display="true" style:writing-mode="lr-tb"/>
    </style:style>
    <style:style style:name="ta26" style:family="table" style:master-page-name="PageStyle_5f_Stellan">
      <style:table-properties table:display="true" style:writing-mode="lr-tb"/>
    </style:style>
    <style:style style:name="ta27" style:family="table" style:master-page-name="PageStyle_5f_Instrument">
      <style:table-properties table:display="true" style:writing-mode="lr-tb"/>
    </style:style>
    <style:style style:name="ta28" style:family="table" style:master-page-name="PageStyle_5f_Aleatoire">
      <style:table-properties table:display="true" style:writing-mode="lr-tb"/>
    </style:style>
    <style:style style:name="ta29" style:family="table" style:master-page-name="PageStyle_5f_Expressions">
      <style:table-properties table:display="true" style:writing-mode="lr-tb"/>
    </style:style>
    <style:style style:name="ta30" style:family="table" style:master-page-name="PageStyle_5f_Marques">
      <style:table-properties table:display="true" style:writing-mode="lr-tb"/>
    </style:style>
    <style:style style:name="ta31" style:family="table" style:master-page-name="PageStyle_5f_TranslatedMusique">
      <style:table-properties table:display="true" style:writing-mode="lr-tb"/>
    </style:style>
    <style:style style:name="ta32" style:family="table" style:master-page-name="PageStyle_5f_Animals">
      <style:table-properties table:display="true" style:writing-mode="lr-tb"/>
    </style:style>
    <style:style style:name="ta33" style:family="table" style:master-page-name="PageStyle_5f_Cinema">
      <style:table-properties table:display="true" style:writing-mode="lr-tb"/>
    </style:style>
    <style:style style:name="ta34" style:family="table" style:master-page-name="PageStyle_5f_Drapeau">
      <style:table-properties table:display="true" style:writing-mode="lr-tb"/>
    </style:style>
    <style:style style:name="ta35" style:family="table" style:master-page-name="PageStyle_5f_Pixar">
      <style:table-properties table:display="true" style:writing-mode="lr-tb"/>
    </style:style>
    <style:style style:name="ta36" style:family="table" style:master-page-name="PageStyle_5f_Dreamworks">
      <style:table-properties table:display="true" style:writing-mode="lr-tb"/>
    </style:style>
    <style:style style:name="ta37" style:family="table" style:master-page-name="PageStyle_5f_StarWars">
      <style:table-properties table:display="true" style:writing-mode="lr-tb"/>
    </style:style>
    <style:style style:name="ta38" style:family="table" style:master-page-name="PageStyle_5f_Geo">
      <style:table-properties table:display="true" style:writing-mode="lr-tb"/>
    </style:style>
    <style:style style:name="ta39" style:family="table" style:master-page-name="PageStyle_5f_Audio_Jeux">
      <style:table-properties table:display="true" style:writing-mode="lr-tb"/>
    </style:style>
    <style:style style:name="ta40" style:family="table" style:master-page-name="PageStyle_5f_RomanEmpire">
      <style:table-properties table:display="true" style:writing-mode="lr-tb"/>
    </style:style>
    <style:style style:name="ta41" style:family="table" style:master-page-name="PageStyle_5f_Formula1">
      <style:table-properties table:display="true" style:writing-mode="lr-tb"/>
    </style:style>
    <style:style style:name="ta42" style:family="table" style:master-page-name="PageStyle_5f_Audio_League">
      <style:table-properties table:display="true" style:writing-mode="lr-tb"/>
    </style:style>
    <style:style style:name="ta43" style:family="table" style:master-page-name="PageStyle_5f_LoL_Ban">
      <style:table-properties table:display="true" style:writing-mode="lr-tb"/>
    </style:style>
    <style:style style:name="ta44" style:family="table" style:master-page-name="PageStyle_5f_Audio_Death">
      <style:table-properties table:display="true" style:writing-mode="lr-tb"/>
    </style:style>
    <style:style style:name="ta45" style:family="table" style:master-page-name="PageStyle_5f_LoL_Pick">
      <style:table-properties table:display="true" style:writing-mode="lr-tb"/>
    </style:style>
    <style:style style:name="ta46" style:family="table" style:master-page-name="PageStyle_5f_Dessin_Anime">
      <style:table-properties table:display="true" style:writing-mode="lr-tb"/>
    </style:style>
    <style:style style:name="ta47" style:family="table" style:master-page-name="PageStyle_5f_Hymne">
      <style:table-properties table:display="true" style:writing-mode="lr-tb"/>
    </style:style>
    <style:style style:name="ta48" style:family="table" style:master-page-name="PageStyle_5f_Audio_Film">
      <style:table-properties table:display="true" style:writing-mode="lr-tb"/>
    </style:style>
    <style:style style:name="ta49" style:family="table" style:master-page-name="PageStyle_5f_Audio_Serie">
      <style:table-properties table:display="true" style:writing-mode="lr-tb"/>
    </style:style>
    <style:style style:name="ta50" style:family="table" style:master-page-name="PageStyle_5f_CodeRoute">
      <style:table-properties table:display="true" style:writing-mode="lr-tb"/>
    </style:style>
    <style:style style:name="ta51" style:family="table" style:master-page-name="PageStyle_5f_Gaming">
      <style:table-properties table:display="true" style:writing-mode="lr-tb"/>
    </style:style>
    <style:style style:name="ta52" style:family="table" style:master-page-name="PageStyle_5f_LoL">
      <style:table-properties table:display="true" style:writing-mode="lr-tb"/>
    </style:style>
    <style:style style:name="ta53" style:family="table" style:master-page-name="PageStyle_5f_Musique1980">
      <style:table-properties table:display="true" style:writing-mode="lr-tb"/>
    </style:style>
    <style:style style:name="ta54" style:family="table" style:master-page-name="PageStyle_5f_Musique2000">
      <style:table-properties table:display="true" style:writing-mode="lr-tb"/>
    </style:style>
    <style:style style:name="ta55" style:family="table" style:master-page-name="PageStyle_5f_History">
      <style:table-properties table:display="true" style:writing-mode="lr-tb"/>
    </style:style>
    <style:style style:name="ta56" style:family="table" style:master-page-name="PageStyle_5f_Sport">
      <style:table-properties table:display="true" style:writing-mode="lr-tb"/>
    </style:style>
    <style:style style:name="ta57" style:family="table" style:master-page-name="PageStyle_5f_Automobile">
      <style:table-properties table:display="true" style:writing-mode="lr-tb"/>
    </style:style>
    <style:style style:name="ta58" style:family="table" style:master-page-name="PageStyle_5f_Mystery">
      <style:table-properties table:display="true" style:writing-mode="lr-tb"/>
    </style:style>
    <style:style style:name="ta59" style:family="table" style:master-page-name="PageStyle_5f_Pub">
      <style:table-properties table:display="true" style:writing-mode="lr-tb"/>
    </style:style>
    <style:style style:name="ta60" style:family="table" style:master-page-name="PageStyle_5f_Emission">
      <style:table-properties table:display="true" style:writing-mode="lr-tb"/>
    </style:style>
    <style:style style:name="ta61" style:family="table" style:master-page-name="PageStyle_5f_Gastronomy">
      <style:table-properties table:display="true" style:writing-mode="lr-tb"/>
    </style:style>
    <style:style style:name="ta62" style:family="table" style:master-page-name="PageStyle_5f_Rap">
      <style:table-properties table:display="true" style:writing-mode="lr-tb"/>
    </style:style>
    <style:style style:name="ta63" style:family="table" style:master-page-name="PageStyle_5f_Anime">
      <style:table-properties table:display="true" style:writing-mode="lr-tb"/>
    </style:style>
    <style:style style:name="ta64" style:family="table" style:master-page-name="PageStyle_5f_Disney">
      <style:table-properties table:display="true" style:writing-mode="lr-tb"/>
    </style:style>
    <style:style style:name="ta65" style:family="table" style:master-page-name="PageStyle_5f_Replique">
      <style:table-properties table:display="true" style:writing-mode="lr-tb"/>
    </style:style>
    <style:style style:name="ta66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0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7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08" style:family="table-cell" style:parent-style-name="Default" style:data-style-name="N-1"/>
    <style:style style:name="ce809" style:family="table-cell" style:parent-style-name="Default" style:data-style-name="N-1">
      <style:table-cell-properties style:vertical-align="bottom" fo:background-color="transparent"/>
      <style:paragraph-properties/>
    </style:style>
    <style:style style:name="ce810" style:family="table-cell" style:parent-style-name="Default" style:data-style-name="N-1">
      <style:table-cell-properties fo:wrap-option="wrap" style:vertical-align="bottom"/>
      <style:paragraph-properties/>
    </style:style>
    <style:style style:name="ce811" style:family="table-cell" style:parent-style-name="Default" style:data-style-name="N49"/>
    <style:style style:name="ce812" style:family="table-cell" style:parent-style-name="Default" style:data-style-name="N-1">
      <style:table-cell-properties fo:background-color="transparent"/>
    </style:style>
    <style:style style:name="ce813" style:family="table-cell" style:parent-style-name="Default" style:data-style-name="N178"/>
    <style:style style:name="ce814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808"/>
        <table:table-column table:style-name="co3" table:default-cell-style-name="ce808"/>
        <table:table-column table:style-name="co4" table:default-cell-style-name="ce808"/>
        <table:table-column table:style-name="co5" table:default-cell-style-name="ce808"/>
        <table:table-column table:style-name="co6" table:default-cell-style-name="ce808"/>
        <table:table-column table:style-name="co7" table:default-cell-style-name="ce808"/>
        <table:table-column table:style-name="co1" table:number-columns-repeated="250" table:default-cell-style-name="ce809"/>
        <table:table-row table:style-name="ro2">
          <table:table-cell table:style-name="ce808" office:value-type="string">
            <text:p>Question_id</text:p>
          </table:table-cell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style-name="ce808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808" office:value-type="float" office:value="1">
            <text:p>1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2">
            <text:p>2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Ashe_Ban.mp3</text:p>
          </table:table-cell>
          <table:table-cell table:style-name="ce808" office:value-type="string">
            <text:p>audio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3">
            <text:p>3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Annexe 1.PNG</text:p>
          </table:table-cell>
          <table:table-cell table:style-name="ce808" office:value-type="string">
            <text:p>img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4">
            <text:p>4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5">
            <text:p>5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6">
            <text:p>6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7">
            <text:p>7</text:p>
          </table:table-cell>
          <table:table-cell table:style-name="ce808" office:value-type="string">
            <text:p>Combien de lune sont disponible dans#Super Mario Odyssey ? (sans en acheter)</text:p>
          </table:table-cell>
          <table:table-cell table:style-name="ce808" office:value-type="string">
            <text:p>836 lun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8">
            <text:p>8</text:p>
          </table:table-cell>
          <table:table-cell table:style-name="ce808" office:value-type="string">
            <text:p>Quel est le premier jeux Mario 3D ?</text:p>
          </table:table-cell>
          <table:table-cell table:style-name="ce808" office:value-type="string">
            <text:p>Super Mario 64 – Nintendo 64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9">
            <text:p>9</text:p>
          </table:table-cell>
          <table:table-cell table:style-name="ce808" office:value-type="string">
            <text:p>Combien de niveau y a-t-il dans Super Mario 64</text:p>
          </table:table-cell>
          <table:table-cell table:style-name="ce808" office:value-type="string">
            <text:p>15 niveau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0">
            <text:p>10</text:p>
          </table:table-cell>
          <table:table-cell table:style-name="ce808" office:value-type="string">
            <text:p>Quel est le nom de ce luma qui aide Mario dans Super Mario Galaxy ?</text:p>
          </table:table-cell>
          <table:table-cell table:style-name="ce808" office:value-type="string">
            <text:p>Polari</text:p>
          </table:table-cell>
          <table:table-cell table:style-name="ce808" office:value-type="string">
            <text:p>polari.png</text:p>
          </table:table-cell>
          <table:table-cell table:style-name="ce808" office:value-type="string">
            <text:p>img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1">
            <text:p>11</text:p>
          </table:table-cell>
          <table:table-cell table:style-name="ce808" office:value-type="string">
            <text:p>Combien de personnage sont jouables au#départ de Super Mario 3D World ?</text:p>
          </table:table-cell>
          <table:table-cell table:style-name="ce808" office:value-type="string">
            <text:p>4 (Mario, Luigi, Peach, Toad)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2">
            <text:p>12</text:p>
          </table:table-cell>
          <table:table-cell table:style-name="ce810" office:value-type="string">
            <text:p>Dans Super Mario Odyssey, quel est le nom du chapeau#vivant de Mario?</text:p>
          </table:table-cell>
          <table:table-cell table:style-name="ce808" office:value-type="string">
            <text:p>Cappy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3">
            <text:p>13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4">
            <text:p>14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5">
            <text:p>15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6">
            <text:p>16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7">
            <text:p>17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8">
            <text:p>18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9">
            <text:p>19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0">
            <text:p>20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1">
            <text:p>21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2">
            <text:p>22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3">
            <text:p>23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4">
            <text:p>24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5">
            <text:p>25</text:p>
          </table:table-cell>
          <table:table-cell table:style-name="ce810" office:value-type="string">
            <text:p>Quel est le nom de la planète où Hulk atterrit#involontairement dans Thor: Ragnarok?</text:p>
          </table:table-cell>
          <table:table-cell table:style-name="ce808" office:value-type="string">
            <text:p>Sakaa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6">
            <text:p>26</text:p>
          </table:table-cell>
          <table:table-cell table:style-name="ce808" office:value-type="string">
            <text:p>Dans quel film apparaît pour la première fois#la pierre de réalité ?</text:p>
          </table:table-cell>
          <table:table-cell table:style-name="ce810" office:value-type="string">
            <text:p>Thor : Le Monde des ténèbr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7">
            <text:p>27</text:p>
          </table:table-cell>
          <table:table-cell table:style-name="ce810" office:value-type="string">
            <text:p>Quel est le nom de l’antagoniste dans Black Panther?</text:p>
          </table:table-cell>
          <table:table-cell table:style-name="ce808" office:value-type="string">
            <text:p>Erik Killmonge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8">
            <text:p>28</text:p>
          </table:table-cell>
          <table:table-cell table:style-name="ce808" office:value-type="string">
            <text:p>Comment se nomme l’armée d’alien qui envahissent#la terre dans le premier Avengers ?</text:p>
          </table:table-cell>
          <table:table-cell table:style-name="ce808" office:value-type="string">
            <text:p>Les Chitauri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9">
            <text:p>29</text:p>
          </table:table-cell>
          <table:table-cell table:style-name="ce808" office:value-type="string">
            <text:p>Dans Avengers: Infinity War#Comment s’appelle la nouvelle arme forgé pour Thor ?</text:p>
          </table:table-cell>
          <table:table-cell table:style-name="ce808" office:value-type="string">
            <text:p>Stormbreake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30">
            <text:p>30</text:p>
          </table:table-cell>
          <table:table-cell table:style-name="ce808" office:value-type="string">
            <text:p>Quelle organisation criminelle est dirigée par#Red Skull dans Captain America ?</text:p>
          </table:table-cell>
          <table:table-cell table:style-name="ce808" office:value-type="string">
            <text:p>H.Y.D.R.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31">
            <text:p>31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2">
            <text:p>32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3">
            <text:p>33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4">
            <text:p>34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5">
            <text:p>35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6">
            <text:p>36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7">
            <text:p>37</text:p>
          </table:table-cell>
          <table:table-cell table:style-name="ce808" office:value-type="string">
            <text:p>Quelle région de Runeterra est le berceau du Vastaya ?</text:p>
          </table:table-cell>
          <table:table-cell table:style-name="ce808" office:value-type="string">
            <text:p>Ioni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8">
            <text:p>38</text:p>
          </table:table-cell>
          <table:table-cell table:style-name="ce808" office:value-type="string">
            <text:p>Avant sa transformation#quel était le nom de Mordekaiser ?</text:p>
          </table:table-cell>
          <table:table-cell table:style-name="ce808" office:value-type="string">
            <text:p>Sahn-Uzal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9">
            <text:p>39</text:p>
          </table:table-cell>
          <table:table-cell table:style-name="ce808" office:value-type="string">
            <text:p>Quel était le premier nom des iles obscures ?</text:p>
          </table:table-cell>
          <table:table-cell table:style-name="ce808" office:value-type="string">
            <text:p>Helia / iles beni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40">
            <text:p>40</text:p>
          </table:table-cell>
          <table:table-cell table:style-name="ce808" office:value-type="string">
            <text:p>De quelle région est originaire Janna ?</text:p>
          </table:table-cell>
          <table:table-cell table:style-name="ce808" office:value-type="string">
            <text:p>Shurim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41">
            <text:p>41</text:p>
          </table:table-cell>
          <table:table-cell table:style-name="ce808" office:value-type="string">
            <text:p>Comment se nomme le conseil de Noxus ?</text:p>
          </table:table-cell>
          <table:table-cell table:style-name="ce808" office:value-type="string">
            <text:p>Trifari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42">
            <text:p>42</text:p>
          </table:table-cell>
          <table:table-cell table:style-name="ce808" office:value-type="string">
            <text:p>Quel personnage porte le titre de#Fierté de Nazymah ?</text:p>
          </table:table-cell>
          <table:table-cell table:style-name="ce808" office:value-type="string">
            <text:p>K'Santé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43">
            <text:p>43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4">
            <text:p>44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5">
            <text:p>45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6">
            <text:p>46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7">
            <text:p>47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8">
            <text:p>48</text:p>
          </table:table-cell>
          <table:table-cell table:style-name="ce808" office:value-type="string">
            <text:p>FINALE</text:p>
          </table:table-cell>
          <table:table-cell table:style-name="ce808" office:value-type="string">
            <text:p>FINA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9">
            <text:p>49</text:p>
          </table:table-cell>
          <table:table-cell table:style-name="ce808" office:value-type="string">
            <text:p>Que signifie le « Gros œuvre » ?</text:p>
          </table:table-cell>
          <table:table-cell table:style-name="ce810" office:value-type="string">
            <text:p>La construction de l’ossature de l’ouvrag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808" office:value-type="float" office:value="50">
            <text:p>50</text:p>
          </table:table-cell>
          <table:table-cell table:style-name="ce808" office:value-type="string">
            <text:p>À quoi correspond le sigle VRD ?</text:p>
          </table:table-cell>
          <table:table-cell table:style-name="ce808" office:value-type="string">
            <text:p>Voirie et réseaux diver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808" office:value-type="float" office:value="51">
            <text:p>51</text:p>
          </table:table-cell>
          <table:table-cell table:style-name="ce808" office:value-type="string">
            <text:p>Qu’est-ce que la prospection foncière ?</text:p>
          </table:table-cell>
          <table:table-cell table:style-name="ce810" office:value-type="string">
            <text:p>Une technique de recherche de terrains constructibl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808" office:value-type="float" office:value="52">
            <text:p>52</text:p>
          </table:table-cell>
          <table:table-cell table:style-name="ce808" office:value-type="string">
            <text:p>À quoi correspond le sigle FDES ?</text:p>
          </table:table-cell>
          <table:table-cell table:style-name="ce810" office:value-type="string">
            <text:p>Fiche de Déclaration Environnementale et Sanitair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808" office:value-type="float" office:value="53">
            <text:p>53</text:p>
          </table:table-cell>
          <table:table-cell table:style-name="ce808" office:value-type="string">
            <text:p>À quoi correspond le sigle DTU ?</text:p>
          </table:table-cell>
          <table:table-cell table:style-name="ce810" office:value-type="string">
            <text:p>Document Technique Unifié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808" office:value-type="float" office:value="54">
            <text:p>54</text:p>
          </table:table-cell>
          <table:table-cell table:style-name="ce808" office:value-type="string">
            <text:p>Qu’est-ce que le béton précontraint ?</text:p>
          </table:table-cell>
          <table:table-cell table:style-name="ce808" office:value-type="string">
            <text:p>Renforcer avec câbles d'acier sous tension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808" office:value-type="float" office:value="55">
            <text:p>55</text:p>
          </table:table-cell>
          <table:table-cell table:style-name="ce808" office:value-type="string">
            <text:p>Quel est le nom du conseillé de Zangdar ?</text:p>
          </table:table-cell>
          <table:table-cell table:style-name="ce808" office:value-type="string">
            <text:p>Reiva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56">
            <text:p>56</text:p>
          </table:table-cell>
          <table:table-cell table:style-name="ce808" office:value-type="string">
            <text:p>Dans la saison 1#Qu’est il écrit sur le parchemin de la boite piégée ?</text:p>
          </table:table-cell>
          <table:table-cell table:style-name="ce808" office:value-type="string">
            <text:p>Hahaha je vous ai bien niqué ! Zangda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57">
            <text:p>57</text:p>
          </table:table-cell>
          <table:table-cell table:style-name="ce808" office:value-type="string">
            <text:p>Dans la saison 2#Dans quel endroit le téléporteur les envoie-t-il ?</text:p>
          </table:table-cell>
          <table:table-cell table:style-name="ce808" office:value-type="string">
            <text:p>Le château de Gzo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58">
            <text:p>58</text:p>
          </table:table-cell>
          <table:table-cell table:style-name="ce808" office:value-type="string">
            <text:p>En quelle année début la série audio ?</text:p>
          </table:table-cell>
          <table:table-cell table:style-name="ce808" office:value-type="string">
            <text:p>En 2001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59">
            <text:p>59</text:p>
          </table:table-cell>
          <table:table-cell table:style-name="ce808" office:value-type="string">
            <text:p>A quel moment la magicienne gagne un niveau ?</text:p>
          </table:table-cell>
          <table:table-cell table:style-name="ce808" office:value-type="string">
            <text:p>Après avoir rusé le Golbarg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60">
            <text:p>60</text:p>
          </table:table-cell>
          <table:table-cell table:style-name="ce808" office:value-type="string">
            <text:p>A quelle ville doivent-ils rendre la statuette ?</text:p>
          </table:table-cell>
          <table:table-cell table:style-name="ce808" office:value-type="string">
            <text:p>Boulgourvil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Round1" table:style-name="ta2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808" office:value-type="string">
            <text:p>Thème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LoL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Religion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Stellan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Expressions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Gaming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Marques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TranslatedMusique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Cinema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Drapeau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Pixar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Dreamworks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StarWars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Geo</text:p>
          </table:table-cell>
          <table:table-cell table:number-columns-repeated="1023"/>
        </table:table-row>
        <table:table-row table:style-name="ro2">
          <table:table-cell table:style-name="ce808" office:value-type="string">
            <text:p>Formula1</text:p>
          </table:table-cell>
          <table:table-cell table:number-columns-repeated="1023"/>
        </table:table-row>
        <calcext:conditional-formats/>
      </table:table>
      <table:table table:name="Players" table:style-name="ta3" table:print="false">
        <office:forms form:automatic-focus="false" form:apply-design-mode="false"/>
        <table:table-column table:style-name="co9" table:default-cell-style-name="ce809"/>
        <table:table-column table:style-name="co10" table:default-cell-style-name="ce808"/>
        <table:table-column table:style-name="co9" table:number-columns-repeated="254" table:default-cell-style-name="ce809"/>
        <table:table-row table:style-name="ro2">
          <table:table-cell table:style-name="ce808" office:value-type="string">
            <text:p>PlayerName</text:p>
          </table:table-cell>
          <table:table-cell table:style-name="ce808" office:value-type="string">
            <text:p>Player_Points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Drakmur</text:p>
          </table:table-cell>
          <table:table-cell table:style-name="ce808" office:value-type="float" office:value="180">
            <text:p>180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Zejoe</text:p>
          </table:table-cell>
          <table:table-cell table:style-name="ce808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PTF</text:p>
          </table:table-cell>
          <table:table-cell table:style-name="ce808" office:value-type="float" office:value="11">
            <text:p>11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Martin</text:p>
          </table:table-cell>
          <table:table-cell table:style-name="ce80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Mathis</text:p>
          </table:table-cell>
          <table:table-cell table:style-name="ce80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Ben</text:p>
          </table:table-cell>
          <table:table-cell table:style-name="ce808"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GrosLombaire</text:p>
          </table:table-cell>
          <table:table-cell table:style-name="ce808" office:value-type="float" office:value="28">
            <text:p>28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Jeanjarjar</text:p>
          </table:table-cell>
          <table:table-cell table:style-name="ce808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Plags</text:p>
          </table:table-cell>
          <table:table-cell table:style-name="ce808"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ce808" office:value-type="string">
            <text:p>Robin</text:p>
          </table:table-cell>
          <table:table-cell table:style-name="ce808" office:value-type="float" office:value="4">
            <text:p>4</text:p>
          </table:table-cell>
          <table:table-cell table:number-columns-repeated="1022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4" table:print="false">
        <office:forms form:automatic-focus="false" form:apply-design-mode="false"/>
        <table:table-column table:style-name="co2" table:default-cell-style-name="ce808"/>
        <table:table-column table:style-name="co12" table:default-cell-style-name="ce808"/>
        <table:table-column table:style-name="co13" table:default-cell-style-name="ce808"/>
        <table:table-column table:style-name="co14" table:default-cell-style-name="ce808"/>
        <table:table-column table:style-name="co2" table:number-columns-repeated="2" table:default-cell-style-name="ce808"/>
        <table:table-column table:style-name="co11" table:number-columns-repeated="250" table:default-cell-style-name="ce809"/>
        <table:table-row table:style-name="ro2">
          <table:table-cell table:style-name="ce808" office:value-type="string">
            <text:p>Question_id</text:p>
          </table:table-cell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style-name="ce808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808" office:value-type="float" office:value="1">
            <text:p>1</text:p>
          </table:table-cell>
          <table:table-cell table:style-name="ce808" office:value-type="string">
            <text:p>Combien d’expérience donne le parchemin doré ?</text:p>
          </table:table-cell>
          <table:table-cell table:style-name="ce808" office:value-type="string">
            <text:p>30000 points expérienc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2">
            <text:p>2</text:p>
          </table:table-cell>
          <table:table-cell table:style-name="ce808" office:value-type="string">
            <text:p>Quelle est l’arme de prédilection de la classe Enutrof ?</text:p>
          </table:table-cell>
          <table:table-cell table:style-name="ce808" office:value-type="string">
            <text:p>La pel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3">
            <text:p>3</text:p>
          </table:table-cell>
          <table:table-cell table:style-name="ce808" office:value-type="string">
            <text:p>Combien de salle comporte le donjon des Rats de Bomba ?</text:p>
          </table:table-cell>
          <table:table-cell table:style-name="ce808" office:value-type="string">
            <text:p>9 Sall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4">
            <text:p>4</text:p>
          </table:table-cell>
          <table:table-cell table:style-name="ce808" office:value-type="string">
            <text:p>Quels sont les 3 types de monstres présent#dans la dernière salle du donjon des Bouftous ?</text:p>
          </table:table-cell>
          <table:table-cell table:style-name="ce808" office:value-type="string">
            <text:p>Bouftou, Bouftou Royal et Chef de Guerre Bouftou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5">
            <text:p>5</text:p>
          </table:table-cell>
          <table:table-cell table:style-name="ce808" office:value-type="string">
            <text:p>Quelles sont les coordonnées de l’enclos le plus cher ?</text:p>
          </table:table-cell>
          <table:table-cell table:style-name="ce808" office:value-type="string">
            <text:p>[-34,-48]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808" office:value-type="float" office:value="6">
            <text:p>6</text:p>
          </table:table-cell>
          <table:table-cell table:style-name="ce808" office:value-type="string">
            <text:p>Combien de lune sont disponible dans#Super Mario Odyssey ? (sans en acheter)</text:p>
          </table:table-cell>
          <table:table-cell table:style-name="ce808" office:value-type="string">
            <text:p>836 lun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7">
            <text:p>7</text:p>
          </table:table-cell>
          <table:table-cell table:style-name="ce808" office:value-type="string">
            <text:p>Quel est le premier jeu Mario 3D ?</text:p>
          </table:table-cell>
          <table:table-cell table:style-name="ce808" office:value-type="string">
            <text:p>Super Mario 64 – Nintendo 64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8">
            <text:p>8</text:p>
          </table:table-cell>
          <table:table-cell table:style-name="ce808" office:value-type="string">
            <text:p>Combien de niveau y a-t-il dans Super Mario 64</text:p>
          </table:table-cell>
          <table:table-cell table:style-name="ce808" office:value-type="string">
            <text:p>15 niveau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9">
            <text:p>9</text:p>
          </table:table-cell>
          <table:table-cell table:style-name="ce808" office:value-type="string">
            <text:p>Combien de personnages sont jouables au#départ de Super Mario 3D World ?</text:p>
          </table:table-cell>
          <table:table-cell table:style-name="ce808" office:value-type="string">
            <text:p>4 (Mario, Luigi, Peach, Toad)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0">
            <text:p>10</text:p>
          </table:table-cell>
          <table:table-cell table:style-name="ce810" office:value-type="string">
            <text:p>Dans Super Mario Odyssey, quel est le nom du chapeau#vivant de Mario?</text:p>
          </table:table-cell>
          <table:table-cell table:style-name="ce808" office:value-type="string">
            <text:p>Cappy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808" office:value-type="float" office:value="11">
            <text:p>11</text:p>
          </table:table-cell>
          <table:table-cell table:style-name="ce810" office:value-type="string">
            <text:p>Quel est le surnom que Nagatoro donne#à Naoto au début de l'histoire ?</text:p>
          </table:table-cell>
          <table:table-cell table:style-name="ce808" office:value-type="string">
            <text:p>Senpai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2">
            <text:p>12</text:p>
          </table:table-cell>
          <table:table-cell table:style-name="ce808" office:value-type="string">
            <text:p>Que subit Naoto Hachioji lors de sa rencontre avec Nagatoro ?</text:p>
          </table:table-cell>
          <table:table-cell table:style-name="ce808" office:value-type="string">
            <text:p>Des moqueries de ses camarades de class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3">
            <text:p>13</text:p>
          </table:table-cell>
          <table:table-cell table:style-name="ce808" office:value-type="string">
            <text:p>Combien de saison comporte l’anime Nagatoro ?</text:p>
          </table:table-cell>
          <table:table-cell table:style-name="ce808" office:value-type="string">
            <text:p>2 saison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4">
            <text:p>14</text:p>
          </table:table-cell>
          <table:table-cell table:style-name="ce808" office:value-type="string">
            <text:p>Quel studio réalise l’anime Nagatoro ?</text:p>
          </table:table-cell>
          <table:table-cell table:style-name="ce808" office:value-type="string">
            <text:p>Telecom Animation Film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5">
            <text:p>15</text:p>
          </table:table-cell>
          <table:table-cell table:style-name="ce808" office:value-type="string">
            <text:p>Quel est le nom de la présidente du club d’art ?</text:p>
          </table:table-cell>
          <table:table-cell table:style-name="ce808" office:value-type="string">
            <text:p>Saba Sunomiy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808" office:value-type="float" office:value="16">
            <text:p>16</text:p>
          </table:table-cell>
          <table:table-cell table:style-name="ce808" office:value-type="string">
            <text:p>Quelle unité dérivée du SI est utilisée#pour mesurer la radioactivité ?</text:p>
          </table:table-cell>
          <table:table-cell table:style-name="ce808" office:value-type="string">
            <text:p>Becquerel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17">
            <text:p>17</text:p>
          </table:table-cell>
          <table:table-cell table:style-name="ce808" office:value-type="string">
            <text:p>Par quelle unité est mesurée la quantité de matière ?</text:p>
          </table:table-cell>
          <table:table-cell table:style-name="ce808" office:value-type="string">
            <text:p>mo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18">
            <text:p>18</text:p>
          </table:table-cell>
          <table:table-cell table:style-name="ce808" office:value-type="string">
            <text:p>Quelle unité dérivée du SI est utilisée#pour mesurer l’éclairement lumineux ?</text:p>
          </table:table-cell>
          <table:table-cell table:style-name="ce808" office:value-type="string">
            <text:p>Lu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19">
            <text:p>19</text:p>
          </table:table-cell>
          <table:table-cell table:style-name="ce808" office:value-type="string">
            <text:p>Quelles sont les 7 unités de mesure#du système international ?</text:p>
          </table:table-cell>
          <table:table-cell table:style-name="ce808" office:value-type="string">
            <text:p>Kilogramme, Mètre, Seconde, Ampère, Kelvin, Mole, Candel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0">
            <text:p>20</text:p>
          </table:table-cell>
          <table:table-cell table:style-name="ce808" office:value-type="string">
            <text:p>Quel préfixe du SI est utilisé pour décrire 1 milliard d’unités ?</text:p>
          </table:table-cell>
          <table:table-cell table:style-name="ce808" office:value-type="string">
            <text:p>Le gig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808" office:value-type="float" office:value="21">
            <text:p>21</text:p>
          </table:table-cell>
          <table:table-cell table:style-name="ce810" office:value-type="string">
            <text:p>Quel est le nom de la planète où Hulk atterrit#involontairement dans Thor: Ragnarok?</text:p>
          </table:table-cell>
          <table:table-cell table:style-name="ce808" office:value-type="string">
            <text:p>Sakaa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2">
            <text:p>22</text:p>
          </table:table-cell>
          <table:table-cell table:style-name="ce808" office:value-type="string">
            <text:p>Dans quel film apparaît pour la première fois#la pierre de réalité ?</text:p>
          </table:table-cell>
          <table:table-cell table:style-name="ce810" office:value-type="string">
            <text:p>Thor : Le Monde des ténèbr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3">
            <text:p>23</text:p>
          </table:table-cell>
          <table:table-cell table:style-name="ce810" office:value-type="string">
            <text:p>Quel est le nom de l’antagoniste dans Black Panther?</text:p>
          </table:table-cell>
          <table:table-cell table:style-name="ce808" office:value-type="string">
            <text:p>Erik Killmonge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4">
            <text:p>24</text:p>
          </table:table-cell>
          <table:table-cell table:style-name="ce808" office:value-type="string">
            <text:p>Comment se nomme l’armée d’alien qui envahissent#la terre dans le premier Avengers ?</text:p>
          </table:table-cell>
          <table:table-cell table:style-name="ce808" office:value-type="string">
            <text:p>Les Chitauri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5">
            <text:p>25</text:p>
          </table:table-cell>
          <table:table-cell table:style-name="ce808" office:value-type="string">
            <text:p>Quelle organisation criminelle est dirigée par#Red Skull dans Captain America ?</text:p>
          </table:table-cell>
          <table:table-cell table:style-name="ce808" office:value-type="string">
            <text:p>H.Y.D.R.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808" office:value-type="float" office:value="26">
            <text:p>26</text:p>
          </table:table-cell>
          <table:table-cell table:style-name="ce808" office:value-type="string">
            <text:p>Qui était l'entraîneur du PSG lors de la saison 2011-2012 ?</text:p>
          </table:table-cell>
          <table:table-cell table:style-name="ce810" office:value-type="string">
            <text:p>Antoine Kombouaré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27">
            <text:p>27</text:p>
          </table:table-cell>
          <table:table-cell table:style-name="ce808" office:value-type="string">
            <text:p>Quelle saison le PSG a-t-il remporté son premier triplé#domestique (Ligue 1, Coupe de France, Coupe de la Ligue) ?</text:p>
          </table:table-cell>
          <table:table-cell table:style-name="ce808" office:value-type="string">
            <text:p>En 2015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28">
            <text:p>28</text:p>
          </table:table-cell>
          <table:table-cell table:style-name="ce808" office:value-type="string">
            <text:p>Quel défenseur brésilien a été recruté par le PSG#en provenance de la Roma en 2017 ?</text:p>
          </table:table-cell>
          <table:table-cell table:style-name="ce808" office:value-type="string">
            <text:p>Marquinho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29">
            <text:p>29</text:p>
          </table:table-cell>
          <table:table-cell table:style-name="ce808" office:value-type="string">
            <text:p>Quel gardien de but italien a été recruté par le PSG#en 2019 en provenance de la Sampdoria ?</text:p>
          </table:table-cell>
          <table:table-cell table:style-name="ce808" office:value-type="string">
            <text:p>Gianluigi Donnarumm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0">
            <text:p>30</text:p>
          </table:table-cell>
          <table:table-cell table:style-name="ce808" office:value-type="string">
            <text:p>Combien de buts le PSG a-t-il marqué lors#de la saison 2018-2019 en ligue des champions ?</text:p>
          </table:table-cell>
          <table:table-cell table:style-name="ce808" office:value-type="string">
            <text:p>20 but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808" office:value-type="float" office:value="31">
            <text:p>31</text:p>
          </table:table-cell>
          <table:table-cell table:style-name="ce808" office:value-type="string">
            <text:p>Quelle région de Runeterra est le berceau du Vastaya ?</text:p>
          </table:table-cell>
          <table:table-cell table:style-name="ce808" office:value-type="string">
            <text:p>Ionia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2">
            <text:p>32</text:p>
          </table:table-cell>
          <table:table-cell table:style-name="ce808" office:value-type="string">
            <text:p>Avant sa transformation#quel était le nom de Mordekaiser ?</text:p>
          </table:table-cell>
          <table:table-cell table:style-name="ce808" office:value-type="string">
            <text:p>Sahn-Uzal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3">
            <text:p>33</text:p>
          </table:table-cell>
          <table:table-cell table:style-name="ce808" office:value-type="string">
            <text:p>Quel était le premier nom des iles obscures ?</text:p>
          </table:table-cell>
          <table:table-cell table:style-name="ce808" office:value-type="string">
            <text:p>Helia / iles benies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4">
            <text:p>34</text:p>
          </table:table-cell>
          <table:table-cell table:style-name="ce808" office:value-type="string">
            <text:p>Comment se nomme le conseil de Noxus ?</text:p>
          </table:table-cell>
          <table:table-cell table:style-name="ce808" office:value-type="string">
            <text:p>Trifari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5">
            <text:p>35</text:p>
          </table:table-cell>
          <table:table-cell table:style-name="ce808" office:value-type="string">
            <text:p>Quel personnage porte le titre de#Fierté de Nazymah ?</text:p>
          </table:table-cell>
          <table:table-cell table:style-name="ce808" office:value-type="string">
            <text:p>K'Santé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808" office:value-type="float" office:value="36">
            <text:p>36</text:p>
          </table:table-cell>
          <table:table-cell table:style-name="ce808" office:value-type="string">
            <text:p>Que signifie ce son ?</text:p>
          </table:table-cell>
          <table:table-cell table:style-name="ce808" office:value-type="string">
            <text:p>We’ll be right back / On revient tout de suite</text:p>
          </table:table-cell>
          <table:table-cell table:style-name="ce808" office:value-type="string">
            <text:p>rightback.mp3</text:p>
          </table:table-cell>
          <table:table-cell table:style-name="ce808" office:value-type="string">
            <text:p>audio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37">
            <text:p>37</text:p>
          </table:table-cell>
          <table:table-cell table:style-name="ce808" office:value-type="string">
            <text:p/>
            <text:p>Quelle musique du russe Eduard Khill est devenue un mème ?</text:p>
          </table:table-cell>
          <table:table-cell table:style-name="ce808" office:value-type="string">
            <text:p>La chanson du trololo</text:p>
          </table:table-cell>
          <table:table-cell table:style-name="ce808" office:value-type="string">
            <text:p>trololo.mp3</text:p>
          </table:table-cell>
          <table:table-cell table:style-name="ce808" office:value-type="string">
            <text:p>audio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38">
            <text:p>38</text:p>
          </table:table-cell>
          <table:table-cell table:style-name="ce808" office:value-type="string">
            <text:p>Quel est le nom de ce mème audio ?</text:p>
          </table:table-cell>
          <table:table-cell table:style-name="ce808" office:value-type="string">
            <text:p>Epic Sax Guy</text:p>
          </table:table-cell>
          <table:table-cell table:style-name="ce808" office:value-type="string">
            <text:p>epicsacguy.mp3</text:p>
          </table:table-cell>
          <table:table-cell table:style-name="ce808" office:value-type="string">
            <text:p>audio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39">
            <text:p>39</text:p>
          </table:table-cell>
          <table:table-cell table:style-name="ce808" office:value-type="string">
            <text:p>De quel jeu vidéo est repris le mème:#  « Ah shit, here we go again. » ?</text:p>
          </table:table-cell>
          <table:table-cell table:style-name="ce808" office:value-type="string">
            <text:p>GTA San Andreas</text:p>
          </table:table-cell>
          <table:table-cell table:style-name="ce808" office:value-type="string">
            <text:p>ashit.png</text:p>
          </table:table-cell>
          <table:table-cell table:style-name="ce808" office:value-type="string">
            <text:p>img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0">
            <text:p>40</text:p>
          </table:table-cell>
          <table:table-cell table:style-name="ce808" office:value-type="string">
            <text:p>Quel est le nom de ce mème ?</text:p>
          </table:table-cell>
          <table:table-cell table:style-name="ce808" office:value-type="string">
            <text:p>Spooderman</text:p>
          </table:table-cell>
          <table:table-cell table:style-name="ce808" office:value-type="string">
            <text:p>spooderman.png</text:p>
          </table:table-cell>
          <table:table-cell table:style-name="ce808" office:value-type="string">
            <text:p>img</text:p>
          </table:table-cell>
          <table:table-cell table:style-name="ce80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808" office:value-type="float" office:value="41">
            <text:p>41</text:p>
          </table:table-cell>
          <table:table-cell table:style-name="ce810" office:value-type="string">
            <text:p>Qui a écrit "Les Misérables" ?</text:p>
          </table:table-cell>
          <table:table-cell table:style-name="ce810" office:value-type="string">
            <text:p>Victor Hugo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808" office:value-type="float" office:value="42">
            <text:p>42</text:p>
          </table:table-cell>
          <table:table-cell table:style-name="ce808" office:value-type="string">
            <text:p>Qui a peint cette peinture ?</text:p>
          </table:table-cell>
          <table:table-cell table:style-name="ce808" office:value-type="string">
            <text:p>Hitler</text:p>
          </table:table-cell>
          <table:table-cell table:style-name="ce808" office:value-type="string">
            <text:p>Hitler.png</text:p>
          </table:table-cell>
          <table:table-cell table:style-name="ce808" office:value-type="string">
            <text:p>img</text:p>
          </table:table-cell>
          <table:table-cell table:style-name="ce80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808" office:value-type="float" office:value="43">
            <text:p>43</text:p>
          </table:table-cell>
          <table:table-cell table:style-name="ce810" office:value-type="string">
            <text:p>Qui est l'auteur de la pièce de théâtre "Hamlet" ?</text:p>
          </table:table-cell>
          <table:table-cell table:style-name="ce810" office:value-type="string">
            <text:p>William Shakespear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808" office:value-type="float" office:value="44">
            <text:p>44</text:p>
          </table:table-cell>
          <table:table-cell table:style-name="ce808" office:value-type="string">
            <text:p>Quel est l’autre nom du poisson « Morue » ?</text:p>
          </table:table-cell>
          <table:table-cell table:style-name="ce810" office:value-type="string">
            <text:p>Le Cabillaud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808" office:value-type="float" office:value="45">
            <text:p>45</text:p>
          </table:table-cell>
          <table:table-cell table:style-name="ce810" office:value-type="string">
            <text:p>Quelle est la température en Fahrenheit#lorsqu'il fait zéro degrés Celsius ?</text:p>
          </table:table-cell>
          <table:table-cell table:style-name="ce810" office:value-type="string">
            <text:p>32° F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808" office:value-type="float" office:value="46">
            <text:p>46</text:p>
          </table:table-cell>
          <table:table-cell table:style-name="ce808" office:value-type="string">
            <text:p>Quel est le nom du conseiller de Zangdar ?</text:p>
          </table:table-cell>
          <table:table-cell table:style-name="ce808" office:value-type="string">
            <text:p>Reivax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47">
            <text:p>47</text:p>
          </table:table-cell>
          <table:table-cell table:style-name="ce808" office:value-type="string">
            <text:p>Dans la saison 1#Qu’est il écrit sur le parchemin de la boite piégée ?</text:p>
          </table:table-cell>
          <table:table-cell table:style-name="ce808" office:value-type="string">
            <text:p>Hahaha je vous ai bien niqué ! Zangda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48">
            <text:p>48</text:p>
          </table:table-cell>
          <table:table-cell table:style-name="ce808" office:value-type="string">
            <text:p>Dans la saison 2#Dans quel endroit le téléporteur les envoie-t-il ?</text:p>
          </table:table-cell>
          <table:table-cell table:style-name="ce808" office:value-type="string">
            <text:p>Le château de Gzor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49">
            <text:p>49</text:p>
          </table:table-cell>
          <table:table-cell table:style-name="ce808" office:value-type="string">
            <text:p>En quelle année débuta la série audio ?</text:p>
          </table:table-cell>
          <table:table-cell table:style-name="ce808" office:value-type="string">
            <text:p>En 2001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808" office:value-type="float" office:value="50">
            <text:p>50</text:p>
          </table:table-cell>
          <table:table-cell table:style-name="ce808" office:value-type="string">
            <text:p>A quelle ville doivent-ils rendre la statuette ?</text:p>
          </table:table-cell>
          <table:table-cell table:style-name="ce808" office:value-type="string">
            <text:p>Boulgourville</text:p>
          </table:table-cell>
          <table:table-cell/>
          <table:table-cell table:style-name="ce808" office:value-type="string">
            <text:p>txt</text:p>
          </table:table-cell>
          <table:table-cell table:style-name="ce808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5" table:print="false">
        <office:forms form:automatic-focus="false" form:apply-design-mode="false"/>
        <table:table-column table:style-name="co16" table:default-cell-style-name="ce808"/>
        <table:table-column table:style-name="co17" table:number-columns-repeated="63" table:default-cell-style-name="ce808"/>
        <table:table-column table:style-name="co15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’expérience donne un parchemin de métier ?</text:p>
          </table:table-cell>
          <table:table-cell table:style-name="ce808" office:value-type="string">
            <text:p>100 points d’expérienc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monstre ?</text:p>
          </table:table-cell>
          <table:table-cell table:style-name="ce808" office:value-type="string">
            <text:p>Bouftou</text:p>
          </table:table-cell>
          <table:table-cell table:style-name="ce808" office:value-type="string">
            <text:p>Bouftou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zone possède les donjons :#Donjon des Champs et Donjon Ensablé ?</text:p>
          </table:table-cell>
          <table:table-cell table:style-name="ce808" office:value-type="string">
            <text:p>Astrub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cette classe ?</text:p>
          </table:table-cell>
          <table:table-cell table:style-name="ce808" office:value-type="string">
            <text:p>Pandawa</text:p>
          </table:table-cell>
          <table:table-cell table:style-name="ce808" office:value-type="string">
            <text:p>PANDAW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’un dofus ?</text:p>
          </table:table-cell>
          <table:table-cell table:style-name="ce808" office:value-type="string">
            <text:p>Un œuf de drag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6" table:print="false">
        <office:forms form:automatic-focus="false" form:apply-design-mode="false"/>
        <table:table-column table:style-name="co19" table:number-columns-repeated="2" table:default-cell-style-name="ce808"/>
        <table:table-column table:style-name="co20" table:number-columns-repeated="62" table:default-cell-style-name="ce808"/>
        <table:table-column table:style-name="co18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Combien de classes sont présentes sur Dofus Rétro ?</text:p>
          </table:table-cell>
          <table:table-cell table:style-name="ce808" office:value-type="string">
            <text:p>12 class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donjon fallait il faire pour obtenir#le sort de capture d’âme ?</text:p>
          </table:table-cell>
          <table:table-cell table:style-name="ce808" office:value-type="string">
            <text:p>Donjon Bulb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Combien de donjons y a-t-il dans la zone Amakna ?</text:p>
          </table:table-cell>
          <table:table-cell table:style-name="ce808" office:value-type="string">
            <text:p>13 donjon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dofus permet d’augmenter les dégâts de 26 à 50 % ?</text:p>
          </table:table-cell>
          <table:table-cell table:style-name="ce808" office:value-type="string">
            <text:p>Dofus Pourp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quelle zone trouve-t-on l’Antre du Kralamoure Géant ?</text:p>
          </table:table-cell>
          <table:table-cell table:style-name="ce808" office:value-type="string">
            <text:p>L’ile d’Otomaï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cette classe ?</text:p>
          </table:table-cell>
          <table:table-cell table:style-name="ce808" office:value-type="string">
            <text:p>Cra</text:p>
          </table:table-cell>
          <table:table-cell table:style-name="ce808" office:value-type="string">
            <text:p>CR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le bière a pour effet :#« Rend 1 à 10 points d'énergie »</text:p>
          </table:table-cell>
          <table:table-cell table:style-name="ce808" office:value-type="string">
            <text:p>Bière de Bwork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potion téléporte dans Le labyrinthe du Minotoror ?</text:p>
          </table:table-cell>
          <table:table-cell table:style-name="ce808" office:value-type="string">
            <text:p>Potion de Minoto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sac augmente le poids portable de 501 à 1000 pods ?</text:p>
          </table:table-cell>
          <table:table-cell table:style-name="ce808" office:value-type="string">
            <text:p>Sac du grand aventuri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boss du Donjon d'Incarnam ?</text:p>
          </table:table-cell>
          <table:table-cell table:style-name="ce808" office:value-type="string">
            <text:p>Milimilou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7" table:print="false">
        <office:forms form:automatic-focus="false" form:apply-design-mode="false"/>
        <table:table-column table:style-name="co22" table:default-cell-style-name="ce808"/>
        <table:table-column table:style-name="co23" table:default-cell-style-name="ce808"/>
        <table:table-column table:style-name="co21" table:number-columns-repeated="254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Lionel Messi a-t-il été recruté ?</text:p>
          </table:table-cell>
          <table:table-cell table:style-name="ce808" office:value-type="string">
            <text:p>En 2021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ttaquant français a été recruté par le PSG en 2016#venant de l'AS Monaco ?</text:p>
          </table:table-cell>
          <table:table-cell table:style-name="ce808" office:value-type="string">
            <text:p>Kylian Mbapp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Le PSG a-t-il gagné la ligue des champions ?</text:p>
          </table:table-cell>
          <table:table-cell table:style-name="ce808" office:value-type="string">
            <text:p>Non (alors que Marseille oui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'entraîneur actuel du PSG ?</text:p>
          </table:table-cell>
          <table:table-cell table:style-name="ce808" office:value-type="string">
            <text:p>Luis Enriqu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stade principal où le PSG joue ses matchs à domicile ?</text:p>
          </table:table-cell>
          <table:table-cell table:style-name="ce808" office:value-type="string">
            <text:p>Le parc des Princ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8" table:print="false">
        <office:forms form:automatic-focus="false" form:apply-design-mode="false"/>
        <table:table-column table:style-name="co25" table:default-cell-style-name="ce808"/>
        <table:table-column table:style-name="co26" table:default-cell-style-name="ce808"/>
        <table:table-column table:style-name="co24" table:number-columns-repeated="254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le PSG a-t-il été#racheté par le Qatar Sports Investments ?</text:p>
          </table:table-cell>
          <table:table-cell table:style-name="ce808" office:value-type="string">
            <text:p>En 2011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oueur a remporté le prix du Meilleur Joueur#de Ligue 1 en 2013 avec le PSG ?</text:p>
          </table:table-cell>
          <table:table-cell table:style-name="ce808" office:value-type="string">
            <text:p>Zlatan Ibrahimovic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le saison correspond ce maillot ?</text:p>
          </table:table-cell>
          <table:table-cell table:style-name="ce808" office:value-type="string">
            <text:p>2018-2019</text:p>
          </table:table-cell>
          <table:table-cell table:style-name="ce808" office:value-type="string">
            <text:p>psg2018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our quelle somme Neymar a-t-il été recruté au PSG en 2017 ?#(A 2M près)</text:p>
          </table:table-cell>
          <table:table-cell table:style-name="ce808" office:value-type="string">
            <text:p>222 millions d'euro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ne attaquant français a été révélé par le PSG#et a ensuite rejoint le FC Barcelone en 2017 ?</text:p>
          </table:table-cell>
          <table:table-cell table:style-name="ce808" office:value-type="string">
            <text:p>Ousmane Dembél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saison le PSG a-t-il été éliminé en demi-finale#de la Ligue des champions par Manchester City ?</text:p>
          </table:table-cell>
          <table:table-cell table:style-name="ce808" office:value-type="string">
            <text:p>2020-2021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ntraîneur allemand a dirigé le PSG#pendant la saison 2020-2021</text:p>
          </table:table-cell>
          <table:table-cell table:style-name="ce808" office:value-type="string">
            <text:p>Thomas Tuche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808" office:value-type="string">
              <text:p>Combien de but le PSG a-t-il marqué lors#de la saison 2021-2022 de ligue 1 ?</text:p>
            </table:table-cell>
            <table:table-cell table:style-name="ce810" office:value-type="string">
              <text:p>90 buts</text:p>
            </table:table-cell>
            <table:table-cell/>
            <table:table-cell table:style-name="ce808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808" office:value-type="string">
            <text:p>Qui sont les 2 principaux gardiens du PSG#lors de la saison 2018-2019 ?</text:p>
          </table:table-cell>
          <table:table-cell table:style-name="ce808" office:value-type="string">
            <text:p>Buffon et Areol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succédé à Laurent Blanc en tant qu'entraîneur ?</text:p>
          </table:table-cell>
          <table:table-cell table:style-name="ce810" office:value-type="string">
            <text:p>Unai Emer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9" table:print="false">
        <office:forms form:automatic-focus="false" form:apply-design-mode="false"/>
        <table:table-column table:style-name="co28" table:default-cell-style-name="ce808"/>
        <table:table-column table:style-name="co29" table:number-columns-repeated="63" table:default-cell-style-name="ce808"/>
        <table:table-column table:style-name="co27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faction est dirigée par Swain ?</text:p>
          </table:table-cell>
          <table:table-cell table:style-name="ce808" office:value-type="string">
            <text:p>Noxu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dirigeants siègent au conseil de Noxus ?</text:p>
          </table:table-cell>
          <table:table-cell table:style-name="ce808" office:value-type="string">
            <text:p>3 dirigeant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technologie alimentant#de nombreuses inventions de Piltover ?</text:p>
          </table:table-cell>
          <table:table-cell table:style-name="ce808" office:value-type="string">
            <text:p>Hextech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région appartiennent les personnages#comme Neeko, Milio ou Nidalee ?</text:p>
          </table:table-cell>
          <table:table-cell table:style-name="ce808" office:value-type="string">
            <text:p>Ixta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race fait référence la région de Brandle ?</text:p>
          </table:table-cell>
          <table:table-cell table:style-name="ce808" office:value-type="string">
            <text:p>Les Yordl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10" table:print="false">
        <office:forms form:automatic-focus="false" form:apply-design-mode="false"/>
        <table:table-column table:style-name="co31" table:default-cell-style-name="ce808"/>
        <table:table-column table:style-name="co32" table:default-cell-style-name="ce808"/>
        <table:table-column table:style-name="co17" table:default-cell-style-name="ce808"/>
        <table:table-column table:style-name="co30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continent sur lequel se déroule#la plupart des événements de l'histoire de Runeterra?</text:p>
          </table:table-cell>
          <table:table-cell table:style-name="ce808" office:value-type="string">
            <text:p>Valor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créature est emprisonnée sous la cité de Shurima ?</text:p>
          </table:table-cell>
          <table:table-cell table:style-name="ce808" office:value-type="string">
            <text:p>Xerath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fondé la cité de Demacia ?</text:p>
          </table:table-cell>
          <table:table-cell table:style-name="ce808" office:value-type="string">
            <text:p>Orl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région est illustrée sur cet artwork ?</text:p>
          </table:table-cell>
          <table:table-cell table:style-name="ce808" office:value-type="string">
            <text:p>Bilgewater</text:p>
          </table:table-cell>
          <table:table-cell table:style-name="ce808" office:value-type="string">
            <text:p>bilgewater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père de Kai'sa ?</text:p>
          </table:table-cell>
          <table:table-cell table:style-name="ce808" office:value-type="string">
            <text:p>Kassad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cité shurimane a été réduite en ruines lors#de l'événement appelé "La chute de Shurima"?</text:p>
          </table:table-cell>
          <table:table-cell table:style-name="ce808" office:value-type="string">
            <text:p>Icathi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sœur jumelle d’Aphelios ?</text:p>
          </table:table-cell>
          <table:table-cell table:style-name="ce808" office:value-type="string">
            <text:p>Alun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euple a donné le disque solaire aux#shurimiens afin de créer la ville de Shurima ?</text:p>
          </table:table-cell>
          <table:table-cell table:style-name="ce808" office:value-type="string">
            <text:p>Targ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coupé le bras gauche de Swain#pendant la bataille du Placidium?</text:p>
          </table:table-cell>
          <table:table-cell table:style-name="ce808" office:value-type="string">
            <text:p>Ireli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femme de Viego#qu'il a tenté de ressusciter ?</text:p>
          </table:table-cell>
          <table:table-cell table:style-name="ce808" office:value-type="string">
            <text:p>Isold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1" table:print="false">
        <office:forms form:automatic-focus="false" form:apply-design-mode="false"/>
        <table:table-column table:style-name="co34" table:default-cell-style-name="ce808"/>
        <table:table-column table:style-name="co35" table:default-cell-style-name="ce808"/>
        <table:table-column table:style-name="co36" table:default-cell-style-name="ce808"/>
        <table:table-column table:style-name="co6" table:default-cell-style-name="ce808"/>
        <table:table-column table:style-name="co33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Répond à cette énigme</text:p>
          </table:table-cell>
          <table:table-cell table:style-name="ce808" office:value-type="string">
            <text:p>Chaussette</text:p>
          </table:table-cell>
          <table:table-cell table:style-name="ce808" office:value-type="string">
            <text:p>EnigmeNah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 ce que Chnafon ?</text:p>
          </table:table-cell>
          <table:table-cell table:style-name="ce808" office:value-type="string">
            <text:p>Un villag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oint faible de Zangdar ?</text:p>
          </table:table-cell>
          <table:table-cell table:style-name="ce808" office:value-type="string">
            <text:p>La mauvaise musiqu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fois le nain meurt dans la saison 1 ?</text:p>
          </table:table-cell>
          <table:table-cell table:style-name="ce808" office:value-type="string">
            <text:p>2 foi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u départ, combien de pièce d’or#la quête doit-elle rapporter ?</text:p>
          </table:table-cell>
          <table:table-cell table:style-name="ce808" office:value-type="string">
            <text:p>8000 pièces d’o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2" table:print="false">
        <office:forms form:automatic-focus="false" form:apply-design-mode="false"/>
        <table:table-column table:style-name="co38" table:default-cell-style-name="ce808"/>
        <table:table-column table:style-name="co39" table:default-cell-style-name="ce808"/>
        <table:table-column table:style-name="co40" table:number-columns-repeated="62" table:default-cell-style-name="ce808"/>
        <table:table-column table:style-name="co37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mission du groupe lors de leur#périple dans le donjon ?</text:p>
          </table:table-cell>
          <table:table-cell table:style-name="ce808" office:value-type="string">
            <text:p>Retrouver la 12ème statuette de Gladeulfeurh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classe est joué par le personnage principal ?</text:p>
          </table:table-cell>
          <table:table-cell table:style-name="ce808" office:value-type="string">
            <text:p>Rang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’aventuriers se lance dans le donjon ?</text:p>
          </table:table-cell>
          <table:table-cell table:style-name="ce808" office:value-type="string">
            <text:p>7 aventurier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a fait le grand sage quand il à#découvert la quête du groupe ?</text:p>
          </table:table-cell>
          <table:table-cell table:style-name="ce808" office:value-type="string">
            <text:p>Il s’est suicid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2ème saison ?</text:p>
          </table:table-cell>
          <table:table-cell table:style-name="ce808" office:value-type="string">
            <text:p>Voyage en terre de Fangh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rononcez l’allocution habituelle des situations désastreuses</text:p>
          </table:table-cell>
          <table:table-cell table:style-name="ce808" office:value-type="string">
            <text:p>Merd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le voleur meurt-il ?</text:p>
          </table:table-cell>
          <table:table-cell table:style-name="ce808" office:value-type="string">
            <text:p>En essayant de crocheter une porte piégé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créateur de la Saga ?</text:p>
          </table:table-cell>
          <table:table-cell table:style-name="ce808" office:value-type="string">
            <text:p>John Lang – Pen of Chao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ersonnage prend la place du voleur après sa mort ?</text:p>
          </table:table-cell>
          <table:table-cell table:style-name="ce808" office:value-type="string">
            <text:p>Le ménestre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type de vampire est Archein von Drekkenov ?</text:p>
          </table:table-cell>
          <table:table-cell table:style-name="ce808" office:value-type="string">
            <text:p>Un vampire Hémophi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3" table:print="false">
        <office:forms form:automatic-focus="false" form:apply-design-mode="false"/>
        <table:table-column table:style-name="co42" table:default-cell-style-name="ce808"/>
        <table:table-column table:style-name="co10" table:default-cell-style-name="ce808"/>
        <table:table-column table:style-name="co2" table:number-columns-repeated="2" table:default-cell-style-name="ce808"/>
        <table:table-column table:style-name="co41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en garde du Bifröst jusqu’au film Avengers Infinity War ?</text:p>
          </table:table-cell>
          <table:table-cell table:style-name="ce808" office:value-type="string">
            <text:p>Heimdal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matière est fabriqué le bouclier de Captain America ?</text:p>
          </table:table-cell>
          <table:table-cell table:style-name="ce808" office:value-type="string">
            <text:p>Vibranium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y a-t-il de pierre d’infinité ?</text:p>
          </table:table-cell>
          <table:table-cell table:style-name="ce808" office:value-type="string">
            <text:p>6 pierr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cteur incarne Spider-man dans le MCU ?</text:p>
          </table:table-cell>
          <table:table-cell table:style-name="ce808" office:value-type="string">
            <text:p>Tom Holland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810" office:value-type="string">
            <text:p>Quelle est la première apparition de Spider-Man dans le MCU?</text:p>
          </table:table-cell>
          <table:table-cell table:style-name="ce808" office:value-type="string">
            <text:p>Avengers Civil Wa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4" table:print="false">
        <office:forms form:automatic-focus="false" form:apply-design-mode="false"/>
        <table:table-column table:style-name="co44" table:default-cell-style-name="ce808"/>
        <table:table-column table:style-name="co45" table:default-cell-style-name="ce808"/>
        <table:table-column table:style-name="co46" table:number-columns-repeated="62" table:default-cell-style-name="ce808"/>
        <table:table-column table:style-name="co43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film marque la fin de la phase 3#du Marvel Cinematic Universe ?</text:p>
          </table:table-cell>
          <table:table-cell table:style-name="ce808" office:value-type="string">
            <text:p>Spider-Man : Far From Hom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le pierre d'infinité est contenue dans le sceptre de Loki?</text:p>
          </table:table-cell>
          <table:table-cell table:style-name="ce808" office:value-type="string">
            <text:p>La pierre d’esprit (Mind Stone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film apparaît pour la première fois Thanos ?</text:p>
          </table:table-cell>
          <table:table-cell table:style-name="ce808" office:value-type="string">
            <text:p>Avengers (scène post crédit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film comporte la saga de l’infini ?</text:p>
          </table:table-cell>
          <table:table-cell table:style-name="ce808" office:value-type="string">
            <text:p>23 film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Sur quelle planète est gardé la pierre d’âme ?</text:p>
          </table:table-cell>
          <table:table-cell table:style-name="ce808" office:value-type="string">
            <text:p>Vormi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Avengers: Infinity War, quelle pierre d'infinité#Thanos obtient-il en premier?</text:p>
          </table:table-cell>
          <table:table-cell table:style-name="ce808" office:value-type="string">
            <text:p>La pierre du pouvoi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film marque le début de la phase 2#du Marvel Cinematic Universe ?</text:p>
          </table:table-cell>
          <table:table-cell table:style-name="ce808" office:value-type="string">
            <text:p>Iron Man 3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Captain Marvel : quelle est la race alien du chat ?</text:p>
          </table:table-cell>
          <table:table-cell table:style-name="ce808" office:value-type="string">
            <text:p>Un Flerken</text:p>
          </table:table-cell>
          <table:table-cell table:style-name="ce808" office:value-type="string">
            <text:p>flerken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temps réel ant-man reste-t-il#bloqué dans le royaume quantique</text:p>
          </table:table-cell>
          <table:table-cell table:style-name="ce808" office:value-type="string">
            <text:p>5 an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créé le S.H.I.E.L.D ?</text:p>
          </table:table-cell>
          <table:table-cell table:style-name="ce808" office:value-type="string">
            <text:p>Howard Stark (Père d’Iron Man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5" table:print="false">
        <office:forms form:automatic-focus="false" form:apply-design-mode="false"/>
        <table:table-column table:style-name="co48" table:default-cell-style-name="ce808"/>
        <table:table-column table:style-name="co49" table:default-cell-style-name="ce808"/>
        <table:table-column table:style-name="co14" table:default-cell-style-name="ce808"/>
        <table:table-column table:style-name="co6" table:default-cell-style-name="ce808"/>
        <table:table-column table:style-name="co47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objet permet à Mario de planer#dans Super Mario 64 ?</text:p>
          </table:table-cell>
          <table:table-cell table:style-name="ce808" office:value-type="string">
            <text:p>Casquette ailé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boss final du jeu Super Mario Odyssey ?</text:p>
          </table:table-cell>
          <table:table-cell table:style-name="ce808" office:value-type="string">
            <text:p>Bows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’étoiles au minimum sont nécessaires pour#atteindre le niveau final dans Super Mario 64 ?</text:p>
          </table:table-cell>
          <table:table-cell table:style-name="ce808" office:value-type="string">
            <text:p>70 étoil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Super Mario 3D World#Quel personnage peut flotter dans les airs ?</text:p>
          </table:table-cell>
          <table:table-cell table:style-name="ce808" office:value-type="string">
            <text:p>Peach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mondes au total y a-t-il#dans Super Mario Galaxy 2 ?</text:p>
          </table:table-cell>
          <table:table-cell table:style-name="ce808" office:value-type="string">
            <text:p>7 mond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6" table:print="false">
        <office:forms form:automatic-focus="false" form:apply-design-mode="false"/>
        <table:table-column table:style-name="co51" table:default-cell-style-name="ce808"/>
        <table:table-column table:style-name="co52" table:default-cell-style-name="ce808"/>
        <table:table-column table:style-name="co53" table:default-cell-style-name="ce808"/>
        <table:table-column table:style-name="co2" table:default-cell-style-name="ce808"/>
        <table:table-column table:style-name="co50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oi correspond ce son ?</text:p>
          </table:table-cell>
          <table:table-cell table:style-name="ce808" office:value-type="string">
            <text:p>La récupération d’une lune – Odyssey</text:p>
          </table:table-cell>
          <table:table-cell table:style-name="ce808" office:value-type="string">
            <text:p>lu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dernier personnage jouable dans Super Mario 3D World ?</text:p>
          </table:table-cell>
          <table:table-cell table:style-name="ce808" office:value-type="string">
            <text:p>Harmonie / Rosalin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Super Mario Sunshine, quel est le nom du parc#d'attractions situé sur l'île Delfino?</text:p>
          </table:table-cell>
          <table:table-cell table:style-name="ce808" office:value-type="string">
            <text:p>Parc Pinn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ersonnage devient jouable lorsque toutes les#étoiles sont récupérées de Super Mario Galaxy ?</text:p>
          </table:table-cell>
          <table:table-cell table:style-name="ce808" office:value-type="string">
            <text:p>Luig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est le nom du premier niveau de Super Mario 64#où on peut récupérer une étoile?</text:p>
          </table:table-cell>
          <table:table-cell table:style-name="ce810" office:value-type="string">
            <text:p>Champ de Bob-omb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 trouve t’on sur le toit du château de Peach lorsque#l’on possède 120 étoiles dans Super Mario 64 ?</text:p>
          </table:table-cell>
          <table:table-cell table:style-name="ce808" office:value-type="string">
            <text:p>Yosh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est sortie Super Mario Odyssey ?</text:p>
          </table:table-cell>
          <table:table-cell table:style-name="ce808" office:value-type="string">
            <text:p>En 2017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Combien de mondes au total sont#présents dans Super Mario 3D Land?</text:p>
          </table:table-cell>
          <table:table-cell table:style-name="ce808" office:value-type="string">
            <text:p>16 mond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jeu Mario se retrouve avec Sonic ?</text:p>
          </table:table-cell>
          <table:table-cell table:style-name="ce808" office:value-type="string">
            <text:p>Mario et Sonic aux jeux olympiqu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’appelle cet ennemi ?</text:p>
          </table:table-cell>
          <table:table-cell table:style-name="ce808" office:value-type="string">
            <text:p>Thwomp</text:p>
          </table:table-cell>
          <table:table-cell table:style-name="ce808" office:value-type="string">
            <text:p>Thwomp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7" table:print="false">
        <office:forms form:automatic-focus="false" form:apply-design-mode="false"/>
        <table:table-column table:style-name="co55" table:default-cell-style-name="ce808"/>
        <table:table-column table:style-name="co56" table:default-cell-style-name="ce808"/>
        <table:table-column table:style-name="co2" table:number-columns-repeated="2" table:default-cell-style-name="ce808"/>
        <table:table-column table:style-name="co54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phrase est sensé indiquer ce mème ?</text:p>
          </table:table-cell>
          <table:table-cell table:style-name="ce808" office:value-type="string">
            <text:p>That’s none of my business / C’est pas mes affaires</text:p>
          </table:table-cell>
          <table:table-cell table:style-name="ce808" office:value-type="string">
            <text:p>busines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mème est associé ce son ?</text:p>
          </table:table-cell>
          <table:table-cell table:style-name="ce808" office:value-type="string">
            <text:p>Nyan Cat</text:p>
          </table:table-cell>
          <table:table-cell table:style-name="ce808" office:value-type="string">
            <text:p>nyancat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ce son ?</text:p>
          </table:table-cell>
          <table:table-cell table:style-name="ce808" office:value-type="string">
            <text:p>Shooting Stars</text:p>
          </table:table-cell>
          <table:table-cell table:style-name="ce808" office:value-type="string">
            <text:p>shootingstar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mème ?</text:p>
          </table:table-cell>
          <table:table-cell table:style-name="ce808" office:value-type="string">
            <text:p>Troll Face</text:p>
          </table:table-cell>
          <table:table-cell table:style-name="ce808" office:value-type="string">
            <text:p>trollfac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nimal est Pépé souvent imagé par l’emote#FeelsBadMan sur twitch ?</text:p>
          </table:table-cell>
          <table:table-cell table:style-name="ce808" office:value-type="string">
            <text:p>Une grenouille</text:p>
          </table:table-cell>
          <table:table-cell table:style-name="ce808" office:value-type="string">
            <text:p>feelsbadma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8" table:print="false">
        <office:forms form:automatic-focus="false" form:apply-design-mode="false"/>
        <table:table-column table:style-name="co58" table:default-cell-style-name="ce808"/>
        <table:table-column table:style-name="co59" table:default-cell-style-name="ce808"/>
        <table:table-column table:style-name="co60" table:default-cell-style-name="ce808"/>
        <table:table-column table:style-name="co2" table:default-cell-style-name="ce808"/>
        <table:table-column table:style-name="co57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phrase est sensé être dans cette bulle ?</text:p>
          </table:table-cell>
          <table:table-cell table:style-name="ce808" office:value-type="string">
            <text:p>This is fine</text:p>
          </table:table-cell>
          <table:table-cell table:style-name="ce808" office:value-type="string">
            <text:p>fin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phrase originale de ce mème ?</text:p>
          </table:table-cell>
          <table:table-cell table:style-name="ce808" office:value-type="string">
            <text:p>Is this a pigeon ? / Est-ce que c’est un pigeon ?</text:p>
          </table:table-cell>
          <table:table-cell table:style-name="ce808" office:value-type="string">
            <text:p>pigeo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chanson est utilisée pour le Rickroll ?</text:p>
          </table:table-cell>
          <table:table-cell table:style-name="ce808" office:value-type="string">
            <text:p>Never Gonna Give You Up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film est repris le mème "One Does Not Simply"#pour introduire une tâche difficile?</text:p>
          </table:table-cell>
          <table:table-cell table:style-name="ce808" office:value-type="string">
            <text:p>Seigneur des anneaux</text:p>
          </table:table-cell>
          <table:table-cell table:style-name="ce808" office:value-type="string">
            <text:p>onedoesnotsimply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nimal est souvent associé au mème#"I Should Buy a Boat »?</text:p>
          </table:table-cell>
          <table:table-cell table:style-name="ce808" office:value-type="string">
            <text:p>Un chat</text:p>
          </table:table-cell>
          <table:table-cell table:style-name="ce808" office:value-type="string">
            <text:p>ishouldbyaboat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terme espagnol est souvent associé à ce mème ?</text:p>
          </table:table-cell>
          <table:table-cell table:style-name="ce808" office:value-type="string">
            <text:p>Me Gusta</text:p>
          </table:table-cell>
          <table:table-cell table:style-name="ce808" office:value-type="string">
            <text:p>megust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mème ?</text:p>
          </table:table-cell>
          <table:table-cell table:style-name="ce808" office:value-type="string">
            <text:p>Giga Chad</text:p>
          </table:table-cell>
          <table:table-cell table:style-name="ce808" office:value-type="string">
            <text:p>gigachad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l’artiste et le titre de ce son ?</text:p>
          </table:table-cell>
          <table:table-cell table:style-name="ce808" office:value-type="string">
            <text:p>Darude Sandstorme</text:p>
          </table:table-cell>
          <table:table-cell table:style-name="ce808" office:value-type="string">
            <text:p>darud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our quelle occasion ce mème est-il utilisé ?</text:p>
          </table:table-cell>
          <table:table-cell table:style-name="ce808" office:value-type="string">
            <text:p>Pour se moquer</text:p>
          </table:table-cell>
          <table:table-cell table:style-name="ce808" office:value-type="string">
            <text:p>mocking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our quelle occasion ce mème est-il utilisé ?</text:p>
          </table:table-cell>
          <table:table-cell table:style-name="ce808" office:value-type="string">
            <text:p>Lorsque l’on est surpris / choqué</text:p>
          </table:table-cell>
          <table:table-cell table:style-name="ce808" office:value-type="string">
            <text:p>pikachu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9" table:print="false">
        <office:forms form:automatic-focus="false" form:apply-design-mode="false"/>
        <table:table-column table:style-name="co62" table:default-cell-style-name="ce808"/>
        <table:table-column table:style-name="co63" table:default-cell-style-name="ce808"/>
        <table:table-column table:style-name="co49" table:default-cell-style-name="ce808"/>
        <table:table-column table:style-name="co2" table:default-cell-style-name="ce808"/>
        <table:table-column table:style-name="co61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y a t’il d’unité du système international ?</text:p>
          </table:table-cell>
          <table:table-cell table:style-name="ce808" office:value-type="string">
            <text:p>7 unité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du SI est utilisée#pour mesurer l’énergie ?</text:p>
          </table:table-cell>
          <table:table-cell table:style-name="ce808" office:value-type="string">
            <text:p>Le jou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seconde y a t’il dans une journée ?</text:p>
          </table:table-cell>
          <table:table-cell table:style-name="ce808" office:value-type="string">
            <text:p>86 400 second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mesure la résistance#d’un courant électrique ?</text:p>
          </table:table-cell>
          <table:table-cell table:style-name="ce808" office:value-type="string">
            <text:p>Le ohm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mesure le poids ?</text:p>
          </table:table-cell>
          <table:table-cell table:style-name="ce808" office:value-type="string">
            <text:p>Le newt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20" table:print="false">
        <office:forms form:automatic-focus="false" form:apply-design-mode="false"/>
        <table:table-column table:style-name="co44" table:default-cell-style-name="ce808"/>
        <table:table-column table:style-name="co65" table:default-cell-style-name="ce808"/>
        <table:table-column table:style-name="co2" table:number-columns-repeated="2" table:default-cell-style-name="ce808"/>
        <table:table-column table:style-name="co64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ar quelle unité est mesurée l’intensité lumineuse ?</text:p>
          </table:table-cell>
          <table:table-cell table:style-name="ce808" office:value-type="string">
            <text:p>Le candel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du SI est utilisée#pour mesurer la charge électrique ?</text:p>
          </table:table-cell>
          <table:table-cell table:style-name="ce808" office:value-type="string">
            <text:p>Le coulomb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symbole est associé à l’unité de la température ?</text:p>
          </table:table-cell>
          <table:table-cell table:style-name="ce808" office:value-type="string">
            <text:p>K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tire son nom du#physicien Michael Faraday ?</text:p>
          </table:table-cell>
          <table:table-cell table:style-name="ce808" office:value-type="string">
            <text:p>Le farad (capacité électrique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ent les 10 millionièmes du#méridien entre le pôle nord et l’équateur ?</text:p>
          </table:table-cell>
          <table:table-cell table:style-name="ce808" office:value-type="string">
            <text:p>1 mèt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eule unité à être déterminé#à l’aide d’un objet matériel ?</text:p>
          </table:table-cell>
          <table:table-cell table:style-name="ce808" office:value-type="string">
            <text:p>Le kilogramme (Cylindre de platine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 mesure un weber ?</text:p>
          </table:table-cell>
          <table:table-cell table:style-name="ce808" office:value-type="string">
            <text:p>Le flux magnétiqu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mesure la pression ?</text:p>
          </table:table-cell>
          <table:table-cell table:style-name="ce808" office:value-type="string">
            <text:p>Le pasca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dérivée mesure un angle solide ?</text:p>
          </table:table-cell>
          <table:table-cell table:style-name="ce808" office:value-type="string">
            <text:p>Le stéradi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unité est calculée grâce#à un atome de césium ?</text:p>
          </table:table-cell>
          <table:table-cell table:style-name="ce808" office:value-type="string">
            <text:p>La second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1" table:print="false">
        <office:forms form:automatic-focus="false" form:apply-design-mode="false"/>
        <table:table-column table:style-name="co67" table:default-cell-style-name="ce808"/>
        <table:table-column table:style-name="co68" table:default-cell-style-name="ce808"/>
        <table:table-column table:style-name="co14" table:default-cell-style-name="ce808"/>
        <table:table-column table:style-name="co6" table:default-cell-style-name="ce808"/>
        <table:table-column table:style-name="co66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e sigle BTP ?</text:p>
          </table:table-cell>
          <table:table-cell table:style-name="ce808" office:value-type="string">
            <text:p>Bâtiment et travaux public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’un appel d’offres ?</text:p>
          </table:table-cell>
          <table:table-cell table:style-name="ce810" office:value-type="string">
            <text:p>Une demande de proposition commercia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oi sert l’amiante ?</text:p>
          </table:table-cell>
          <table:table-cell table:style-name="ce808" office:value-type="string">
            <text:p>À isol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 signifie HLM ?</text:p>
          </table:table-cell>
          <table:table-cell table:style-name="ce810" office:value-type="string">
            <text:p>Habitation à Loyer Modér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’un gabarit ?</text:p>
          </table:table-cell>
          <table:table-cell table:style-name="ce810" office:value-type="string">
            <text:p>Un modèle permettant la reproduction d’une pièce à l’identiqu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2" table:print="false">
        <office:forms form:automatic-focus="false" form:apply-design-mode="false"/>
        <table:table-column table:style-name="co12" table:default-cell-style-name="ce808"/>
        <table:table-column table:style-name="co26" table:default-cell-style-name="ce808"/>
        <table:table-column table:style-name="co70" table:default-cell-style-name="ce808"/>
        <table:table-column table:style-name="co71" table:default-cell-style-name="ce808"/>
        <table:table-column table:style-name="co69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ar qui est délivré le Certificat d'urbanisme ?</text:p>
          </table:table-cell>
          <table:table-cell table:style-name="ce808" office:value-type="string">
            <text:p>Une mairi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e sigle CCAP ?</text:p>
          </table:table-cell>
          <table:table-cell table:style-name="ce810" office:value-type="string">
            <text:p>Le cahier des clauses administratives particulièr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 signifie une maison « Hors Air »</text:p>
          </table:table-cell>
          <table:table-cell table:style-name="ce810" office:value-type="string">
            <text:p>Une maison dont les portes et fenêtres sont posé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e le coefficient K ?</text:p>
          </table:table-cell>
          <table:table-cell table:style-name="ce808" office:value-type="string">
            <text:p>Détermine la performance thermique de l’ensemble du bâtimen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garant de la bonne exécution des travaux ?</text:p>
          </table:table-cell>
          <table:table-cell table:style-name="ce808" office:value-type="string">
            <text:p>Le chef de chanti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808" office:value-type="string">
            <text:p>À quoi correspond le sigle DAACT ?</text:p>
          </table:table-cell>
          <table:table-cell table:style-name="ce810" office:value-type="string">
            <text:p>Déclaration attestant de l’achèvement et de la conformité des travaux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’un bâtiment « vert » ?</text:p>
          </table:table-cell>
          <table:table-cell table:style-name="ce810" office:value-type="string">
            <text:p>Issu de la construction durab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'est-ce que le ferraillage dans le BTP?</text:p>
          </table:table-cell>
          <table:table-cell table:style-name="ce808" office:value-type="string">
            <text:p>Renforcement du béton avec des barres d'aci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’est-ce que la "perméabilité" des matériaux?</text:p>
          </table:table-cell>
          <table:table-cell table:style-name="ce808" office:value-type="string">
            <text:p>Capacité à laisser passer l'eau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’est-ce que l’« échelle de Beaufort » ?</text:p>
          </table:table-cell>
          <table:table-cell table:style-name="ce808" office:value-type="string">
            <text:p>Échelle mesurant la force du ven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3" table:print="false">
        <office:forms form:automatic-focus="false" form:apply-design-mode="false"/>
        <table:table-column table:style-name="co26" table:default-cell-style-name="ce808"/>
        <table:table-column table:style-name="co73" table:default-cell-style-name="ce808"/>
        <table:table-column table:style-name="co2" table:number-columns-repeated="2" table:default-cell-style-name="ce808"/>
        <table:table-column table:style-name="co72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quel cursus scolaire se déroule#l'intrigue de l'histoire ?</text:p>
          </table:table-cell>
          <table:table-cell table:style-name="ce808" office:value-type="string">
            <text:p>Un lycé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Dans quel club Naoto est-il membre au lycée ?</text:p>
          </table:table-cell>
          <table:table-cell table:style-name="ce808" office:value-type="string">
            <text:p>Club d’ar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est diffusée la 2ème saison de Nagatoro ?</text:p>
          </table:table-cell>
          <table:table-cell table:style-name="ce808" office:value-type="string">
            <text:p>En 2023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couleur de cheveux de Nagatoro ?</text:p>
          </table:table-cell>
          <table:table-cell table:style-name="ce808" office:value-type="string">
            <text:p>Noi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personnage principal ?</text:p>
          </table:table-cell>
          <table:table-cell table:style-name="ce808" office:value-type="string">
            <text:p>Nagatoro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4" table:print="false">
        <office:forms form:automatic-focus="false" form:apply-design-mode="false"/>
        <table:table-column table:style-name="co75" table:default-cell-style-name="ce808"/>
        <table:table-column table:style-name="co76" table:default-cell-style-name="ce808"/>
        <table:table-column table:style-name="co77" table:default-cell-style-name="ce808"/>
        <table:table-column table:style-name="co78" table:default-cell-style-name="ce808"/>
        <table:table-column table:style-name="co74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est le nom complet de la série manga "Nagatoro" ?</text:p>
          </table:table-cell>
          <table:table-cell table:style-name="ce810" office:value-type="string">
            <text:p>Arrête de me chauffer, Nagatoro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est le prénom du protagoniste masculin de l'histoire ?</text:p>
          </table:table-cell>
          <table:table-cell table:style-name="ce808" office:value-type="string">
            <text:p>Naoto Hachioj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el est le talent artistique de Naoto Hachioji ?</text:p>
          </table:table-cell>
          <table:table-cell table:style-name="ce810" office:value-type="string">
            <text:p>Peinture / Dess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Qui est l'auteur du manga "Nagatoro" ?</text:p>
          </table:table-cell>
          <table:table-cell table:style-name="ce810" office:value-type="string">
            <text:p>Nanash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810" office:value-type="string">
            <text:p>Comment Nagatoro exprime-t-elle souvent#son approbation ou son enthousiasme ?</text:p>
          </table:table-cell>
          <table:table-cell table:style-name="ce810" office:value-type="string">
            <text:p>En disant "Sugoi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est diffusée la 1ere saison de Nagatoro ?</text:p>
          </table:table-cell>
          <table:table-cell table:style-name="ce808" office:value-type="string">
            <text:p>En 2021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manga comporte la série Nagatoro ?</text:p>
          </table:table-cell>
          <table:table-cell table:style-name="ce808" office:value-type="string">
            <text:p>18 volum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fait office de modèle et confidente à Nagatoro ?</text:p>
          </table:table-cell>
          <table:table-cell table:style-name="ce808" office:value-type="string">
            <text:p>Sa grande sœu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judoka olympique ?</text:p>
          </table:table-cell>
          <table:table-cell table:style-name="ce808" office:value-type="string">
            <text:p>Orihar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ge à Nagatoro dans l’anime ?</text:p>
          </table:table-cell>
          <table:table-cell table:style-name="ce808" office:value-type="string">
            <text:p>15 an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5" table:print="false">
        <office:forms form:automatic-focus="false" form:apply-design-mode="false"/>
        <table:table-column table:style-name="co80" table:default-cell-style-name="ce808"/>
        <table:table-column table:style-name="co67" table:default-cell-style-name="ce808"/>
        <table:table-column table:style-name="co81" table:number-columns-repeated="62" table:default-cell-style-name="ce808"/>
        <table:table-column table:style-name="co79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a mythologie Romaine#Qui est le père des dieux et des hommes ?</text:p>
          </table:table-cell>
          <table:table-cell table:style-name="ce808" office:value-type="string">
            <text:p>Jupit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dieu hindou de la destruction#de l'illusion et de l'ignorance ?</text:p>
          </table:table-cell>
          <table:table-cell table:style-name="ce808" office:value-type="string">
            <text:p>Shiv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serpent géant de la mythologie nordique#qui entoure le monde et se mord la queue?</text:p>
          </table:table-cell>
          <table:table-cell table:style-name="ce808" office:value-type="string">
            <text:p>Jormungand / Midgardsorm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a mythologie grecque#quel est le nom du dieu du Soleil?</text:p>
          </table:table-cell>
          <table:table-cell table:style-name="ce808" office:value-type="string">
            <text:p>Hélio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religion est représenté par ce signe ?</text:p>
          </table:table-cell>
          <table:table-cell table:style-name="ce808" office:value-type="string">
            <text:p>Christianisme / Catholique</text:p>
          </table:table-cell>
          <table:table-cell table:style-name="ce808" office:value-type="string">
            <text:p>christianism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religion est représenté par ce signe ?</text:p>
          </table:table-cell>
          <table:table-cell table:style-name="ce808" office:value-type="string">
            <text:p>Islam</text:p>
          </table:table-cell>
          <table:table-cell table:style-name="ce808" office:value-type="string">
            <text:p>islam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religion est représenté par ce signe ?</text:p>
          </table:table-cell>
          <table:table-cell table:style-name="ce808" office:value-type="string">
            <text:p>Hindouisme</text:p>
          </table:table-cell>
          <table:table-cell table:style-name="ce808" office:value-type="string">
            <text:p>hindouism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fête chrétienne qui célèbre#la résurrection de Jésus-Christ?</text:p>
          </table:table-cell>
          <table:table-cell table:style-name="ce808" office:value-type="string">
            <text:p>Pâqu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a mythologie égyptienne, quel Dieu est associé#à la mort, au jugement et à la vie après la mort?</text:p>
          </table:table-cell>
          <table:table-cell table:style-name="ce808" office:value-type="string">
            <text:p>Osiri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la déesse romaine de l'amour ?</text:p>
          </table:table-cell>
          <table:table-cell table:style-name="ce808" office:value-type="string">
            <text:p>Venu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6" table:print="false">
        <office:forms form:automatic-focus="false" form:apply-design-mode="false"/>
        <table:table-column table:style-name="co83" table:default-cell-style-name="ce808"/>
        <table:table-column table:style-name="co84" table:number-columns-repeated="63" table:default-cell-style-name="ce808"/>
        <table:table-column table:style-name="co82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formule de la loi d'Ohm</text:p>
          </table:table-cell>
          <table:table-cell table:style-name="ce808" office:value-type="string">
            <text:p>E = R * 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our commencer un combat de judo#quel mot doit dire l'arbitre pour démarrer le combat ?</text:p>
          </table:table-cell>
          <table:table-cell table:style-name="ce808" office:value-type="string">
            <text:p>Hajim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complet d'Albus Dumbledore</text:p>
          </table:table-cell>
          <table:table-cell table:style-name="ce808" office:value-type="string">
            <text:p>Albus Perceval Wulfric Brian Dumbledo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Macron a-t-il été élu#pour la 1ère fois président</text:p>
          </table:table-cell>
          <table:table-cell table:style-name="ce808" office:value-type="string">
            <text:p>"2017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s sont les 4 droites remarquables#d'un triangle</text:p>
          </table:table-cell>
          <table:table-cell table:style-name="ce808" office:value-type="string">
            <text:p>Hauteur, Bissectrice, Mediane, Médiatric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héros grec a répondu correctement#à l'énigme du Sphinx</text:p>
          </table:table-cell>
          <table:table-cell table:style-name="ce808" office:value-type="string">
            <text:p>Œdip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e seigneur des anneaux#Combien d'anneaux furent créés au total</text:p>
          </table:table-cell>
          <table:table-cell table:style-name="ce808" office:value-type="string">
            <text:p>"20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'appelle cet engin</text:p>
          </table:table-cell>
          <table:table-cell table:style-name="ce808" office:value-type="string">
            <text:p>Grues mobiles LIEBHERR LG 1750</text:p>
          </table:table-cell>
          <table:table-cell table:style-name="ce808" office:value-type="string">
            <text:p>Annexe 4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boss final de Mass Effect 2</text:p>
          </table:table-cell>
          <table:table-cell table:style-name="ce808" office:value-type="string">
            <text:p>Moissonneur Huma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'appelle la femelle du lièvre</text:p>
          </table:table-cell>
          <table:table-cell table:style-name="ce808" office:value-type="string">
            <text:p>La Hase (et non la levrette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7" table:print="false">
        <office:forms form:automatic-focus="false" form:apply-design-mode="false"/>
        <table:table-column table:style-name="co86" table:default-cell-style-name="ce808"/>
        <table:table-column table:style-name="co87" table:default-cell-style-name="ce808"/>
        <table:table-column table:style-name="co88" table:default-cell-style-name="ce808"/>
        <table:table-column table:style-name="co85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Violon</text:p>
          </table:table-cell>
          <table:table-cell table:style-name="ce808" office:value-type="string">
            <text:p>viol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Flute traversière</text:p>
          </table:table-cell>
          <table:table-cell table:style-name="ce808" office:value-type="string">
            <text:p>flutetr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Accordéon</text:p>
          </table:table-cell>
          <table:table-cell table:style-name="ce808" office:value-type="string">
            <text:p>accorde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Saxophone</text:p>
          </table:table-cell>
          <table:table-cell table:style-name="ce808" office:value-type="string">
            <text:p>Saxopho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Harpe</text:p>
          </table:table-cell>
          <table:table-cell table:style-name="ce808" office:value-type="string">
            <text:p>harp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Piano</text:p>
          </table:table-cell>
          <table:table-cell table:style-name="ce808" office:value-type="string">
            <text:p>pian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Flute à bec</text:p>
          </table:table-cell>
          <table:table-cell table:style-name="ce808" office:value-type="string">
            <text:p>flutebe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Maracas</text:p>
          </table:table-cell>
          <table:table-cell table:style-name="ce808" office:value-type="string">
            <text:p>maraca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Clarinette</text:p>
          </table:table-cell>
          <table:table-cell table:style-name="ce808" office:value-type="string">
            <text:p>clarinett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Guitare</text:p>
          </table:table-cell>
          <table:table-cell table:style-name="ce808" office:value-type="string">
            <text:p>guitar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8" table:print="false">
        <office:forms form:automatic-focus="false" form:apply-design-mode="false"/>
        <table:table-column table:style-name="co90" table:default-cell-style-name="ce808"/>
        <table:table-column table:style-name="co17" table:default-cell-style-name="ce808"/>
        <table:table-column table:style-name="co91" table:default-cell-style-name="ce808"/>
        <table:table-column table:style-name="co89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anime appartient cet audio ?</text:p>
          </table:table-cell>
          <table:table-cell table:style-name="ce808" office:value-type="string">
            <text:p>Fairy Tales</text:p>
          </table:table-cell>
          <table:table-cell table:style-name="ce808" office:value-type="string">
            <text:p>FairyTale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dessin animé appartient cet audio ?</text:p>
          </table:table-cell>
          <table:table-cell table:style-name="ce808" office:value-type="string">
            <text:p>Code Lyoko</text:p>
          </table:table-cell>
          <table:table-cell table:style-name="ce808" office:value-type="string">
            <text:p>CodeLyok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jeu appartient cet audio ?</text:p>
          </table:table-cell>
          <table:table-cell table:style-name="ce808" office:value-type="string">
            <text:p>Overwatch</text:p>
          </table:table-cell>
          <table:table-cell table:style-name="ce808" office:value-type="string">
            <text:p>overwatch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animal appartient ce cri ?</text:p>
          </table:table-cell>
          <table:table-cell table:style-name="ce808" office:value-type="string">
            <text:p>Hibou</text:p>
          </table:table-cell>
          <table:table-cell table:style-name="ce808" office:value-type="string">
            <text:p>hibou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série appartient cet audio ?</text:p>
          </table:table-cell>
          <table:table-cell table:style-name="ce808" office:value-type="string">
            <text:p>Game of Throne</text:p>
          </table:table-cell>
          <table:table-cell table:style-name="ce808" office:value-type="string">
            <text:p>got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émission appartient cet audio ?</text:p>
          </table:table-cell>
          <table:table-cell table:style-name="ce808" office:value-type="string">
            <text:p>Money Drop</text:p>
          </table:table-cell>
          <table:table-cell table:style-name="ce808" office:value-type="string">
            <text:p>moneydrop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entreprise appartient cet audio ?</text:p>
          </table:table-cell>
          <table:table-cell table:style-name="ce808" office:value-type="string">
            <text:p>20th Centry Fox (Fox)</text:p>
          </table:table-cell>
          <table:table-cell table:style-name="ce808" office:value-type="string">
            <text:p>fox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Milio</text:p>
          </table:table-cell>
          <table:table-cell table:style-name="ce808" office:value-type="string">
            <text:p>Milio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Orelsan - Basique</text:p>
          </table:table-cell>
          <table:table-cell table:style-name="ce808" office:value-type="string">
            <text:p>orels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instrument ?</text:p>
          </table:table-cell>
          <table:table-cell table:style-name="ce808" office:value-type="string">
            <text:p>Un orgue</text:p>
          </table:table-cell>
          <table:table-cell table:style-name="ce808" office:value-type="string">
            <text:p>orgu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9" table:print="false">
        <office:forms form:automatic-focus="false" form:apply-design-mode="false"/>
        <table:table-column table:style-name="co93" table:default-cell-style-name="ce808"/>
        <table:table-column table:style-name="co94" table:default-cell-style-name="ce808"/>
        <table:table-column table:style-name="co70" table:default-cell-style-name="ce808"/>
        <table:table-column table:style-name="co95" table:default-cell-style-name="ce808"/>
        <table:table-column table:style-name="co96" table:default-cell-style-name="ce808"/>
        <table:table-column table:style-name="co94" table:number-columns-repeated="59" table:default-cell-style-name="ce808"/>
        <table:table-column table:style-name="co92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Tête de linotte ?</text:p>
          </table:table-cell>
          <table:table-cell table:style-name="ce808" office:value-type="string">
            <text:p>Être étourd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Il y a anguille sous roche</text:p>
          </table:table-cell>
          <table:table-cell table:style-name="ce808" office:value-type="string">
            <text:p>Il y a quelque chose de caché / L’affaire n’est pas clai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Mettre la charrue avant les bœufs ?</text:p>
          </table:table-cell>
          <table:table-cell table:style-name="ce808" office:value-type="string">
            <text:p>Faire les choses dans le mauvais ord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Avoir un poil dans la main ?</text:p>
          </table:table-cell>
          <table:table-cell table:style-name="ce808" office:value-type="string">
            <text:p>Être paresseux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C'est la fin des haricots ?</text:p>
          </table:table-cell>
          <table:table-cell table:style-name="ce808" office:value-type="string">
            <text:p>C'est la catastrophe, la situation est désespéré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Tomber de Charybde en Scylla ?</text:p>
          </table:table-cell>
          <table:table-cell table:style-name="ce808" office:value-type="string">
            <text:p>De pire en pi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Être la cinquième roue du carrosse ?</text:p>
          </table:table-cell>
          <table:table-cell table:style-name="ce808" office:value-type="string">
            <text:p>Désigne une personne inuti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Avoir le melon ?</text:p>
          </table:table-cell>
          <table:table-cell table:style-name="ce808" office:value-type="string">
            <text:p>Être arrogant, avoir un ego démesur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Mettre de l'eau dans son vin ?</text:p>
          </table:table-cell>
          <table:table-cell table:style-name="ce808" office:value-type="string">
            <text:p>Calmer ses ardeurs, être plus modér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'expression :#Être comme un coq en pâte ?</text:p>
          </table:table-cell>
          <table:table-cell table:style-name="ce808" office:value-type="string">
            <text:p>Être très bien traité, être à l'ais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30" table:print="false">
        <office:forms form:automatic-focus="false" form:apply-design-mode="false"/>
        <table:table-column table:style-name="co98" table:default-cell-style-name="ce808"/>
        <table:table-column table:style-name="co99" table:number-columns-repeated="63" table:default-cell-style-name="ce808"/>
        <table:table-column table:style-name="co97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marque appartient ce logo ?</text:p>
          </table:table-cell>
          <table:table-cell table:style-name="ce808" office:value-type="string">
            <text:p>Haribo</text:p>
          </table:table-cell>
          <table:table-cell table:style-name="ce808" office:value-type="string">
            <text:p>haribo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'Apple ?</text:p>
          </table:table-cell>
          <table:table-cell table:style-name="ce808" office:value-type="string">
            <text:p>A</text:p>
          </table:table-cell>
          <table:table-cell table:style-name="ce808" office:value-type="string">
            <text:p>appl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'Instagram ?</text:p>
          </table:table-cell>
          <table:table-cell table:style-name="ce808" office:value-type="string">
            <text:p>B</text:p>
          </table:table-cell>
          <table:table-cell table:style-name="ce808" office:value-type="string">
            <text:p>inst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marque appartient ce logo ?</text:p>
          </table:table-cell>
          <table:table-cell table:style-name="ce808" office:value-type="string">
            <text:p>Chupachups</text:p>
          </table:table-cell>
          <table:table-cell table:style-name="ce808" office:value-type="string">
            <text:p>Chupashup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Google ?</text:p>
          </table:table-cell>
          <table:table-cell table:style-name="ce808" office:value-type="string">
            <text:p>C</text:p>
          </table:table-cell>
          <table:table-cell table:style-name="ce808" office:value-type="string">
            <text:p>googl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BMW ?</text:p>
          </table:table-cell>
          <table:table-cell table:style-name="ce808" office:value-type="string">
            <text:p>B</text:p>
          </table:table-cell>
          <table:table-cell table:style-name="ce808" office:value-type="string">
            <text:p>bmw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Carglass ?</text:p>
          </table:table-cell>
          <table:table-cell table:style-name="ce808" office:value-type="string">
            <text:p>B</text:p>
          </table:table-cell>
          <table:table-cell table:style-name="ce808" office:value-type="string">
            <text:p>carglas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Puma ?</text:p>
          </table:table-cell>
          <table:table-cell table:style-name="ce808" office:value-type="string">
            <text:p>B</text:p>
          </table:table-cell>
          <table:table-cell table:style-name="ce808" office:value-type="string">
            <text:p>pum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Bouygue ?</text:p>
          </table:table-cell>
          <table:table-cell table:style-name="ce808" office:value-type="string">
            <text:p>C</text:p>
          </table:table-cell>
          <table:table-cell table:style-name="ce808" office:value-type="string">
            <text:p>bouygu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bon logo de Starbucks ?</text:p>
          </table:table-cell>
          <table:table-cell table:style-name="ce808" office:value-type="string">
            <text:p>D</text:p>
          </table:table-cell>
          <table:table-cell table:style-name="ce808" office:value-type="string">
            <text:p>starbuck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1" table:print="false">
        <office:forms form:automatic-focus="false" form:apply-design-mode="false"/>
        <table:table-column table:style-name="co101" table:default-cell-style-name="ce808"/>
        <table:table-column table:style-name="co102" table:default-cell-style-name="ce808"/>
        <table:table-column table:style-name="co103" table:default-cell-style-name="ce808"/>
        <table:table-column table:style-name="co100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Umberella - Rihanna</text:p>
          </table:table-cell>
          <table:table-cell table:style-name="ce808" office:value-type="string">
            <text:p>Umbrell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Lose Yourself - Eminem</text:p>
          </table:table-cell>
          <table:table-cell table:style-name="ce808" office:value-type="string">
            <text:p>LoseYourself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Despacito - Luis Fonsi</text:p>
          </table:table-cell>
          <table:table-cell table:style-name="ce808" office:value-type="string">
            <text:p>Despacito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Djadja - Aya Nakamura</text:p>
          </table:table-cell>
          <table:table-cell table:style-name="ce808" office:value-type="string">
            <text:p>DjaDj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Bad Romance - Lady Gaga</text:p>
          </table:table-cell>
          <table:table-cell table:style-name="ce808" office:value-type="string">
            <text:p>BadRomanc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Bad Habits - Ed Sheeran</text:p>
          </table:table-cell>
          <table:table-cell table:style-name="ce808" office:value-type="string">
            <text:p>BadHabit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They Don't Care About Us - Michael Jackson</text:p>
          </table:table-cell>
          <table:table-cell table:style-name="ce808" office:value-type="string">
            <text:p>TheyDontCareAboutU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Shake it Off - Taylor Swift</text:p>
          </table:table-cell>
          <table:table-cell table:style-name="ce808" office:value-type="string">
            <text:p>ShakeItOff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Uptown Funk - Mark Ronson ft Bruno Mars</text:p>
          </table:table-cell>
          <table:table-cell table:style-name="ce808" office:value-type="string">
            <text:p>Uptow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la musique originale ?</text:p>
          </table:table-cell>
          <table:table-cell table:style-name="ce808" office:value-type="string">
            <text:p>My Heart Will Go On - Céline Dion</text:p>
          </table:table-cell>
          <table:table-cell table:style-name="ce808" office:value-type="string">
            <text:p>HeartWillGoO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2" table:print="false">
        <office:forms form:automatic-focus="false" form:apply-design-mode="false"/>
        <table:table-column table:style-name="co105" table:default-cell-style-name="ce808"/>
        <table:table-column table:style-name="co104" table:default-cell-style-name="ce809"/>
        <table:table-column table:style-name="co106" table:default-cell-style-name="ce808"/>
        <table:table-column table:style-name="co104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erf</text:p>
          </table:table-cell>
          <table:table-cell table:style-name="ce808" office:value-type="string">
            <text:p>cerf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igale</text:p>
          </table:table-cell>
          <table:table-cell table:style-name="ce808" office:value-type="string">
            <text:p>ciga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anard</text:p>
          </table:table-cell>
          <table:table-cell table:style-name="ce808" office:value-type="string">
            <text:p>canar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hat</text:p>
          </table:table-cell>
          <table:table-cell table:style-name="ce808" office:value-type="string">
            <text:p>chat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Didon / Dinde</text:p>
          </table:table-cell>
          <table:table-cell table:style-name="ce808" office:value-type="string">
            <text:p>dind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Hyenes</text:p>
          </table:table-cell>
          <table:table-cell table:style-name="ce808" office:value-type="string">
            <text:p>hye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Paon</text:p>
          </table:table-cell>
          <table:table-cell table:style-name="ce808" office:value-type="string">
            <text:p>pa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Pigeon</text:p>
          </table:table-cell>
          <table:table-cell table:style-name="ce808" office:value-type="string">
            <text:p>pige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ochon</text:p>
          </table:table-cell>
          <table:table-cell table:style-name="ce808" office:value-type="string">
            <text:p>coch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al ?</text:p>
          </table:table-cell>
          <table:table-cell table:style-name="ce808" office:value-type="string">
            <text:p>Cochon d'inde</text:p>
          </table:table-cell>
          <table:table-cell table:style-name="ce808" office:value-type="string">
            <text:p>cochondind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3" table:print="false">
        <office:forms form:automatic-focus="false" form:apply-design-mode="false"/>
        <table:table-column table:style-name="co108" table:default-cell-style-name="ce808"/>
        <table:table-column table:style-name="co51" table:default-cell-style-name="ce808"/>
        <table:table-column table:style-name="co109" table:number-columns-repeated="2" table:default-cell-style-name="ce808"/>
        <table:table-column table:style-name="co107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d'animation le plus rentable de tous les temps ?</text:p>
          </table:table-cell>
          <table:table-cell table:style-name="ce808" office:value-type="string">
            <text:p>La reine des neiges 2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réalisateur a dirigé "Inception" et "Dunkerque" ?</text:p>
          </table:table-cell>
          <table:table-cell table:style-name="ce808" office:value-type="string">
            <text:p>Christopher Nol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le plus chers de tous les temps ?</text:p>
          </table:table-cell>
          <table:table-cell table:style-name="ce808" office:value-type="string">
            <text:p>Pirates des Caraïbes : La Fontaine de Jouvenc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cteur a joué le rôle principal dans "Forrest Gump" ?</text:p>
          </table:table-cell>
          <table:table-cell table:style-name="ce808" office:value-type="string">
            <text:p>Tom Hank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film est le plus rentable ?</text:p>
          </table:table-cell>
          <table:table-cell table:style-name="ce808" office:value-type="string">
            <text:p>Avatar (2 923 706 026 $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réalisateur des films Avatar ?</text:p>
          </table:table-cell>
          <table:table-cell table:style-name="ce808" office:value-type="string">
            <text:p>James Camer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cteur incarne le capitain Jack Sparrow ?</text:p>
          </table:table-cell>
          <table:table-cell table:style-name="ce808" office:value-type="string">
            <text:p>Johnny Depp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cteur a joué le rôle de Batman#dans "The Dark Knight" en 2008 ?</text:p>
          </table:table-cell>
          <table:table-cell table:style-name="ce808" office:value-type="string">
            <text:p>Christian Ba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réalisé le film "E.T. l'extra-terrestre" en 1982 ?</text:p>
          </table:table-cell>
          <table:table-cell table:style-name="ce808" office:value-type="string">
            <text:p>Steven Spielberg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incarne Legolas dans le Seigneur des Anneaux ?</text:p>
          </table:table-cell>
          <table:table-cell table:style-name="ce808" office:value-type="string">
            <text:p>Orlando Bloom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4" table:print="false">
        <office:forms form:automatic-focus="false" form:apply-design-mode="false"/>
        <table:table-column table:style-name="co111" table:default-cell-style-name="ce808"/>
        <table:table-column table:style-name="co112" table:default-cell-style-name="ce808"/>
        <table:table-column table:style-name="co113" table:default-cell-style-name="ce808"/>
        <table:table-column table:style-name="co110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Afrique du Sud</text:p>
          </table:table-cell>
          <table:table-cell table:style-name="ce808" office:value-type="string">
            <text:p>ADS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Belgique</text:p>
          </table:table-cell>
          <table:table-cell table:style-name="ce808" office:value-type="string">
            <text:p>Belgiqu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Finlande</text:p>
          </table:table-cell>
          <table:table-cell table:style-name="ce808" office:value-type="string">
            <text:p>Finland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Népal</text:p>
          </table:table-cell>
          <table:table-cell table:style-name="ce808" office:value-type="string">
            <text:p>Nepal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Slovenie</text:p>
          </table:table-cell>
          <table:table-cell table:style-name="ce808" office:value-type="string">
            <text:p>Sloven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Algerie</text:p>
          </table:table-cell>
          <table:table-cell table:style-name="ce808" office:value-type="string">
            <text:p>Alger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Croatie</text:p>
          </table:table-cell>
          <table:table-cell table:style-name="ce808" office:value-type="string">
            <text:p>Croat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Kirghizistan</text:p>
          </table:table-cell>
          <table:table-cell table:style-name="ce808" office:value-type="string">
            <text:p>Kyrgyzsta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Jamaïque</text:p>
          </table:table-cell>
          <table:table-cell table:style-name="ce808" office:value-type="string">
            <text:p>Jamaic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pays appartient ce drapeau ?</text:p>
          </table:table-cell>
          <table:table-cell table:style-name="ce808" office:value-type="string">
            <text:p>Albanie</text:p>
          </table:table-cell>
          <table:table-cell table:style-name="ce808" office:value-type="string">
            <text:p>Alban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5" table:print="false">
        <office:forms form:automatic-focus="false" form:apply-design-mode="false"/>
        <table:table-column table:style-name="co48" table:default-cell-style-name="ce808"/>
        <table:table-column table:style-name="co115" table:default-cell-style-name="ce808"/>
        <table:table-column table:style-name="co99" table:default-cell-style-name="ce808"/>
        <table:table-column table:style-name="co116" table:default-cell-style-name="ce808"/>
        <table:table-column table:style-name="co117" table:number-columns-repeated="60" table:default-cell-style-name="ce808"/>
        <table:table-column table:style-name="co114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and Pixar a-t-il été fondé ?</text:p>
          </table:table-cell>
          <table:table-cell table:style-name="ce808" office:value-type="string">
            <text:p>"1986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était le premier long métrage réalisé par Pixar ?</text:p>
          </table:table-cell>
          <table:table-cell table:style-name="ce808" office:value-type="string">
            <text:p>Toy Stor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sont les personnages principaux de "Monstres et Cie" ?</text:p>
          </table:table-cell>
          <table:table-cell table:style-name="ce808" office:value-type="string">
            <text:p>Sulli et Bob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film met en scène un rat passionné de cuisine ?</text:p>
          </table:table-cell>
          <table:table-cell table:style-name="ce808" office:value-type="string">
            <text:p>Ratatouill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cowboy principal dans la saga "Toy Story" ?</text:p>
          </table:table-cell>
          <table:table-cell table:style-name="ce808" office:value-type="string">
            <text:p>Wood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robot extraterrestre blanc dans "Wall-E" ?</text:p>
          </table:table-cell>
          <table:table-cell table:style-name="ce808" office:value-type="string">
            <text:p>EV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particularité physique de Némo ?</text:p>
          </table:table-cell>
          <table:table-cell table:style-name="ce808" office:value-type="string">
            <text:p>Il a une nageoire cass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film sortie en 2004 suit une famille de super héros ?</text:p>
          </table:table-cell>
          <table:table-cell table:style-name="ce808" office:value-type="string">
            <text:p>Les Indestructibl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film Toy Story sont sorties actuellement ?</text:p>
          </table:table-cell>
          <table:table-cell table:style-name="ce808" office:value-type="string">
            <text:p>4 film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"Cars", qui est l'entraîneur de Flash McQueen ?</text:p>
          </table:table-cell>
          <table:table-cell table:style-name="ce808" office:value-type="string">
            <text:p>Doc Huds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6" table:print="false">
        <office:forms form:automatic-focus="false" form:apply-design-mode="false"/>
        <table:table-column table:style-name="co119" table:default-cell-style-name="ce808"/>
        <table:table-column table:style-name="co120" table:default-cell-style-name="ce808"/>
        <table:table-column table:style-name="co6" table:number-columns-repeated="2" table:default-cell-style-name="ce808"/>
        <table:table-column table:style-name="co118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franchise de films d'animation met en#scène des créatures préhistoriques ?</text:p>
          </table:table-cell>
          <table:table-cell table:style-name="ce808" office:value-type="string">
            <text:p>L'Âge de glac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prête sa voix au personnage de l'Âne#dans la franchise "Shrek" ? (VO)</text:p>
          </table:table-cell>
          <table:table-cell table:style-name="ce808" office:value-type="string">
            <text:p>Eddie Murph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onne un des trois fondateurs de Dreamworks ?</text:p>
          </table:table-cell>
          <table:table-cell table:style-name="ce808" office:value-type="string">
            <text:p>Steven Spielberg, Jeffrey Katzenberg et David Geffe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personnage principal#du film "Kung Fu Panda" ?</text:p>
          </table:table-cell>
          <table:table-cell table:style-name="ce808" office:value-type="string">
            <text:p>Po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and Dreamworks a-t-il été fondé ?</text:p>
          </table:table-cell>
          <table:table-cell table:style-name="ce808" office:value-type="string">
            <text:p>"1994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e nomme le lion de Madagascar ?</text:p>
          </table:table-cell>
          <table:table-cell table:style-name="ce808" office:value-type="string">
            <text:p>Alex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père de Fiona dans "Shrek" ?</text:p>
          </table:table-cell>
          <table:table-cell table:style-name="ce808" office:value-type="string">
            <text:p>Harold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film le poisson Oscar tombe amoureux de Angie ?</text:p>
          </table:table-cell>
          <table:table-cell table:style-name="ce808" office:value-type="string">
            <text:p>Gang de Requ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u dragon de Harold dans "Dragon" ?</text:p>
          </table:table-cell>
          <table:table-cell table:style-name="ce808" office:value-type="string">
            <text:p>Krokmou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nimal principal du film "Turbo" ?</text:p>
          </table:table-cell>
          <table:table-cell table:style-name="ce808" office:value-type="string">
            <text:p>Escargo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7" table:print="false">
        <office:forms form:automatic-focus="false" form:apply-design-mode="false"/>
        <table:table-column table:style-name="co122" table:default-cell-style-name="ce808"/>
        <table:table-column table:style-name="co123" table:default-cell-style-name="ce808"/>
        <table:table-column table:style-name="co124" table:default-cell-style-name="ce808"/>
        <table:table-column table:style-name="co125" table:default-cell-style-name="ce808"/>
        <table:table-column table:style-name="co126" table:number-columns-repeated="60" table:default-cell-style-name="ce808"/>
        <table:table-column table:style-name="co121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planète est détruite par l'Étoile de la Mort dans#"Un nouvel espoir" ?</text:p>
          </table:table-cell>
          <table:table-cell table:style-name="ce808" office:value-type="string">
            <text:p>Aldera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'appelle la base rebelle dans "Le Retour du Jedi" ?</text:p>
          </table:table-cell>
          <table:table-cell table:style-name="ce808" office:value-type="string">
            <text:p>Endo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di a dirigé l'armée des#Clones pendant les Guerres Cloniques ?</text:p>
          </table:table-cell>
          <table:table-cell table:style-name="ce808" office:value-type="string">
            <text:p>Yod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maître Jedi est responsable#de l'entraînement d'Obi-Wan Kenobi ?</text:p>
          </table:table-cell>
          <table:table-cell table:style-name="ce808" office:value-type="string">
            <text:p>Qui-Gon Jin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Sur quelle planète vit Anakin avant de#partir rejoindre les Jedi ?</text:p>
          </table:table-cell>
          <table:table-cell table:style-name="ce808" office:value-type="string">
            <text:p>Tatooin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nom porte le vaisseau spatial de Han Solo ?</text:p>
          </table:table-cell>
          <table:table-cell table:style-name="ce808" office:value-type="string">
            <text:p>Faucon Millénium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sseur de primes a été engagé#par Dark Vador pour traquer Han Solo ?</text:p>
          </table:table-cell>
          <table:table-cell table:style-name="ce808" office:value-type="string">
            <text:p>Boba fet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molécule permet de savoir si un individu peut être un Jedi ?</text:p>
          </table:table-cell>
          <table:table-cell table:style-name="ce808" office:value-type="string">
            <text:p>Midi-chlorien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apprenti Sith Obi-Wan va-t-il tuer#en vengeant la mort de son maître ?</text:p>
          </table:table-cell>
          <table:table-cell table:style-name="ce808" office:value-type="string">
            <text:p>Dark Maul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tue le chancelier Palpatine ? (Dans l'Episode 6)</text:p>
          </table:table-cell>
          <table:table-cell table:style-name="ce808" office:value-type="string">
            <text:p>Dark Vado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8" table:print="false">
        <office:forms form:automatic-focus="false" form:apply-design-mode="false"/>
        <table:table-column table:style-name="co128" table:default-cell-style-name="ce808"/>
        <table:table-column table:style-name="co129" table:default-cell-style-name="ce808"/>
        <table:table-column table:style-name="co40" table:default-cell-style-name="ce808"/>
        <table:table-column table:style-name="co127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département ?</text:p>
          </table:table-cell>
          <table:table-cell table:style-name="ce808" office:value-type="string">
            <text:p>L'Ille et Vilaine</text:p>
          </table:table-cell>
          <table:table-cell table:style-name="ce808" office:value-type="string">
            <text:p>35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pays ?</text:p>
          </table:table-cell>
          <table:table-cell table:style-name="ce808" office:value-type="string">
            <text:p>La Mongolie</text:p>
          </table:table-cell>
          <table:table-cell table:style-name="ce808" office:value-type="string">
            <text:p>mongol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pays ?</text:p>
          </table:table-cell>
          <table:table-cell table:style-name="ce808" office:value-type="string">
            <text:p>La Colombie</text:p>
          </table:table-cell>
          <table:table-cell table:style-name="ce808" office:value-type="string">
            <text:p>colomb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capitale de la Roumanie ?</text:p>
          </table:table-cell>
          <table:table-cell table:style-name="ce808" office:value-type="string">
            <text:p>Bucares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lus long fleuve du monde ?</text:p>
          </table:table-cell>
          <table:table-cell table:style-name="ce808" office:value-type="string">
            <text:p>L'Amazon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pays ?</text:p>
          </table:table-cell>
          <table:table-cell table:style-name="ce808" office:value-type="string">
            <text:p>Arabie Saoudite</text:p>
          </table:table-cell>
          <table:table-cell table:style-name="ce808" office:value-type="string">
            <text:p>ArabieSaoudit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plus longue chaîne de montagnes du monde?</text:p>
          </table:table-cell>
          <table:table-cell table:style-name="ce808" office:value-type="string">
            <text:p>La cordillère des And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département ?</text:p>
          </table:table-cell>
          <table:table-cell table:style-name="ce808" office:value-type="string">
            <text:p>La Haute Savoie</text:p>
          </table:table-cell>
          <table:table-cell table:style-name="ce808" office:value-type="string">
            <text:p>HauteSavoi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pays est situé le Machu Picchu ?</text:p>
          </table:table-cell>
          <table:table-cell table:style-name="ce808" office:value-type="string">
            <text:p>Pérou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ville la plus peuplée du monde ?</text:p>
          </table:table-cell>
          <table:table-cell table:style-name="ce808" office:value-type="string">
            <text:p>Tokyo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9" table:print="false">
        <office:forms form:automatic-focus="false" form:apply-design-mode="false"/>
        <table:table-column table:style-name="co131" table:number-columns-repeated="63" table:default-cell-style-name="ce808"/>
        <table:table-column table:style-name="co130" table:number-columns-repeated="19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The Legend of Zelda – Skyward Sword</text:p>
          </table:table-cell>
          <table:table-cell table:style-name="ce808" office:value-type="string">
            <text:p>Zeld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Battlefield 1942</text:p>
          </table:table-cell>
          <table:table-cell table:style-name="ce808" office:value-type="string">
            <text:p>Battlefield 1942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Civilisation</text:p>
          </table:table-cell>
          <table:table-cell table:style-name="ce808" office:value-type="string">
            <text:p>Civilisati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Cyberpunk</text:p>
          </table:table-cell>
          <table:table-cell table:style-name="ce808" office:value-type="string">
            <text:p>Cyberpun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Dark soul</text:p>
          </table:table-cell>
          <table:table-cell table:style-name="ce808" office:value-type="string">
            <text:p>Dark sou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Diablo</text:p>
          </table:table-cell>
          <table:table-cell table:style-name="ce808" office:value-type="string">
            <text:p>Diabl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GTA IV</text:p>
          </table:table-cell>
          <table:table-cell table:style-name="ce808" office:value-type="string">
            <text:p>GT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Hades</text:p>
          </table:table-cell>
          <table:table-cell table:style-name="ce808" office:value-type="string">
            <text:p>Hade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League of Legends</text:p>
          </table:table-cell>
          <table:table-cell table:style-name="ce808" office:value-type="string">
            <text:p>Lo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jeu correspond à cet audio ?</text:p>
          </table:table-cell>
          <table:table-cell table:style-name="ce808" office:value-type="string">
            <text:p>World of Warcraft</text:p>
          </table:table-cell>
          <table:table-cell table:style-name="ce808" office:value-type="string">
            <text:p>Wow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40" table:print="false">
        <office:forms form:automatic-focus="false" form:apply-design-mode="false"/>
        <table:table-column table:style-name="co94" table:default-cell-style-name="ce808"/>
        <table:table-column table:style-name="co96" table:default-cell-style-name="ce808"/>
        <table:table-column table:style-name="co133" table:default-cell-style-name="ce808"/>
        <table:table-column table:style-name="co6" table:default-cell-style-name="ce808"/>
        <table:table-column table:style-name="co132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endant combien de siècle l'Empire romain#dura t'il ?</text:p>
          </table:table-cell>
          <table:table-cell table:style-name="ce808" office:value-type="string">
            <text:p>5 siècles (-27 à 476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fût le premier emprereur romain ?</text:p>
          </table:table-cell>
          <table:table-cell table:style-name="ce808" office:value-type="string">
            <text:p>Empereur August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était le sigle de l'Etat romain ?</text:p>
          </table:table-cell>
          <table:table-cell table:style-name="ce808" office:value-type="string">
            <text:p>SPQR (Senatus Populusque Romanus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était le titre de Jules César ?</text:p>
          </table:table-cell>
          <table:table-cell table:style-name="ce808" office:value-type="string">
            <text:p>Consul / Dictateur à vi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a eu lieu la bataille#d’Alésia ?</text:p>
          </table:table-cell>
          <table:table-cell table:style-name="ce808" office:value-type="string">
            <text:p>52 avant J.-C.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’appelle l’armée romaine ?</text:p>
          </table:table-cell>
          <table:table-cell table:style-name="ce808" office:value-type="string">
            <text:p>Légi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a mythologie Romaine#Qui est le père des dieux et des hommes ?</text:p>
          </table:table-cell>
          <table:table-cell table:style-name="ce808" office:value-type="string">
            <text:p>Jupit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est mort Jules César ?</text:p>
          </table:table-cell>
          <table:table-cell table:style-name="ce808" office:value-type="string">
            <text:p>44 avant J.-C.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10" office:value-type="string">
            <text:p>Pour quoi est connu l'empereur Néron ?</text:p>
          </table:table-cell>
          <table:table-cell table:style-name="ce808" office:value-type="string">
            <text:p>Sa cruauté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mpereur romain a construit le Colisée de Rome ?</text:p>
          </table:table-cell>
          <table:table-cell table:style-name="ce808" office:value-type="string">
            <text:p>Vespasie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 signifie "Si vis pacem, para bellum" ?</text:p>
          </table:table-cell>
          <table:table-cell table:style-name="ce808" office:value-type="string">
            <text:p>Si tu veux la paix, prépare la guerr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808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810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1" table:print="false">
        <office:forms form:automatic-focus="false" form:apply-design-mode="false"/>
        <table:table-column table:style-name="co31" table:default-cell-style-name="ce808"/>
        <table:table-column table:style-name="co26" table:default-cell-style-name="ce808"/>
        <table:table-column table:style-name="co134" table:number-columns-repeated="254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titre de champion du monde#Michael Schumacher a-t-il remporté ?</text:p>
          </table:table-cell>
          <table:table-cell table:style-name="ce808" office:value-type="string">
            <text:p>"7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eule écurie Française courant en 2023 ?</text:p>
          </table:table-cell>
          <table:table-cell table:style-name="ce808" office:value-type="string">
            <text:p>Alpin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ilote à remporté la saison 2023 ?</text:p>
          </table:table-cell>
          <table:table-cell table:style-name="ce808" office:value-type="string">
            <text:p>Max Verstappe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s sont les 2 pilotes de l'écurie Alpine en 2023 ?</text:p>
          </table:table-cell>
          <table:table-cell table:style-name="ce808" office:value-type="string">
            <text:p>Esteban Ocon, Pierre Gasl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pays de situe le circuit Monza ?</text:p>
          </table:table-cell>
          <table:table-cell table:style-name="ce808" office:value-type="string">
            <text:p>Itali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a eu lieu le 1er championnat du monde de F1?</text:p>
          </table:table-cell>
          <table:table-cell table:style-name="ce808" office:value-type="string">
            <text:p>"1950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'écurie concourent en F1 ?</text:p>
          </table:table-cell>
          <table:table-cell table:style-name="ce808" office:value-type="string">
            <text:p>10 écuri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ilote a eu un accident impressionnant ayant#amené à l'incendie de sa voiture en 2020 ?</text:p>
          </table:table-cell>
          <table:table-cell table:style-name="ce808" office:value-type="string">
            <text:p>Romain Grosje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oi correspond le drapeau noir ?</text:p>
          </table:table-cell>
          <table:table-cell table:style-name="ce808" office:value-type="string">
            <text:p>Disqualification du pilot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système permetant de réduire la trainée#est utilisé pour faciliter les dépassements ?</text:p>
          </table:table-cell>
          <table:table-cell table:style-name="ce808" office:value-type="string">
            <text:p>DR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2" table:print="false">
        <office:forms form:automatic-focus="false" form:apply-design-mode="false"/>
        <table:table-column table:style-name="co136" table:number-columns-repeated="4" table:default-cell-style-name="ce808"/>
        <table:table-column table:style-name="co135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Kindred</text:p>
          </table:table-cell>
          <table:table-cell table:style-name="ce808" office:value-type="string">
            <text:p>Kindre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Varus</text:p>
          </table:table-cell>
          <table:table-cell table:style-name="ce808" office:value-type="string">
            <text:p>Varu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Sett</text:p>
          </table:table-cell>
          <table:table-cell table:style-name="ce808" office:value-type="string">
            <text:p>Sett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Seraphine</text:p>
          </table:table-cell>
          <table:table-cell table:style-name="ce808" office:value-type="string">
            <text:p>Seraphi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Qiyana</text:p>
          </table:table-cell>
          <table:table-cell table:style-name="ce808" office:value-type="string">
            <text:p>Qiyan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Nunu et Willump</text:p>
          </table:table-cell>
          <table:table-cell table:style-name="ce808" office:value-type="string">
            <text:p>Nunu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Morgana</text:p>
          </table:table-cell>
          <table:table-cell table:style-name="ce808" office:value-type="string">
            <text:p>Morgan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Maître Yi</text:p>
          </table:table-cell>
          <table:table-cell table:style-name="ce808" office:value-type="string">
            <text:p>Y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Katarina</text:p>
          </table:table-cell>
          <table:table-cell table:style-name="ce808" office:value-type="string">
            <text:p>Katarin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a cette voiceline ?</text:p>
          </table:table-cell>
          <table:table-cell table:style-name="ce808" office:value-type="string">
            <text:p>Jayce</text:p>
          </table:table-cell>
          <table:table-cell table:style-name="ce808" office:value-type="string">
            <text:p>Jay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3" table:print="false">
        <office:forms form:automatic-focus="false" form:apply-design-mode="false"/>
        <table:table-column table:style-name="co138" table:number-columns-repeated="61" table:default-cell-style-name="ce808"/>
        <table:table-column table:style-name="co137" table:number-columns-repeated="195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Ashe</text:p>
          </table:table-cell>
          <table:table-cell table:style-name="ce808" office:value-type="string">
            <text:p>Ashe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Darius</text:p>
          </table:table-cell>
          <table:table-cell table:style-name="ce808" office:value-type="string">
            <text:p>Darius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Evelynn</text:p>
          </table:table-cell>
          <table:table-cell table:style-name="ce808" office:value-type="string">
            <text:p>Evelynn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GangPlank</text:p>
          </table:table-cell>
          <table:table-cell table:style-name="ce808" office:value-type="string">
            <text:p>GangPlank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Garen</text:p>
          </table:table-cell>
          <table:table-cell table:style-name="ce808" office:value-type="string">
            <text:p>Garen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Lillia</text:p>
          </table:table-cell>
          <table:table-cell table:style-name="ce808" office:value-type="string">
            <text:p>Lillia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Volibear</text:p>
          </table:table-cell>
          <table:table-cell table:style-name="ce808" office:value-type="string">
            <text:p>Volibear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Pyke</text:p>
          </table:table-cell>
          <table:table-cell table:style-name="ce808" office:value-type="string">
            <text:p>Pyke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Samira</text:p>
          </table:table-cell>
          <table:table-cell table:style-name="ce808" office:value-type="string">
            <text:p>Samira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ban ?</text:p>
          </table:table-cell>
          <table:table-cell table:style-name="ce808" office:value-type="string">
            <text:p>Sion</text:p>
          </table:table-cell>
          <table:table-cell table:style-name="ce808" office:value-type="string">
            <text:p>Sion_b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4" table:print="false">
        <office:forms form:automatic-focus="false" form:apply-design-mode="false"/>
        <table:table-column table:style-name="co140" table:number-columns-repeated="64" table:default-cell-style-name="ce808"/>
        <table:table-column table:style-name="co139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Yuumi</text:p>
          </table:table-cell>
          <table:table-cell table:style-name="ce808" office:value-type="string">
            <text:p>Yuum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Xerath</text:p>
          </table:table-cell>
          <table:table-cell table:style-name="ce808" office:value-type="string">
            <text:p>Xerath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Vex</text:p>
          </table:table-cell>
          <table:table-cell table:style-name="ce808" office:value-type="string">
            <text:p>Vex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Karthus</text:p>
          </table:table-cell>
          <table:table-cell table:style-name="ce808" office:value-type="string">
            <text:p>Karthu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Fiddlestick</text:p>
          </table:table-cell>
          <table:table-cell table:style-name="ce808" office:value-type="string">
            <text:p>Fidd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Aurelion Sol</text:p>
          </table:table-cell>
          <table:table-cell table:style-name="ce808" office:value-type="string">
            <text:p>Aso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Lulu</text:p>
          </table:table-cell>
          <table:table-cell table:style-name="ce808" office:value-type="string">
            <text:p>Lulu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LeBlanc</text:p>
          </table:table-cell>
          <table:table-cell table:style-name="ce808" office:value-type="string">
            <text:p>LeBlan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Taric</text:p>
          </table:table-cell>
          <table:table-cell table:style-name="ce808" office:value-type="string">
            <text:p>Tari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meurt ?</text:p>
          </table:table-cell>
          <table:table-cell table:style-name="ce808" office:value-type="string">
            <text:p>Orianna</text:p>
          </table:table-cell>
          <table:table-cell table:style-name="ce808" office:value-type="string">
            <text:p>Oriann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5" table:print="false">
        <office:forms form:automatic-focus="false" form:apply-design-mode="false"/>
        <table:table-column table:style-name="co67" table:default-cell-style-name="ce808"/>
        <table:table-column table:style-name="co129" table:default-cell-style-name="ce808"/>
        <table:table-column table:style-name="co142" table:default-cell-style-name="ce808"/>
        <table:table-column table:style-name="co14" table:default-cell-style-name="ce808"/>
        <table:table-column table:style-name="co141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Fiora</text:p>
          </table:table-cell>
          <table:table-cell table:style-name="ce808" office:value-type="string">
            <text:p>Fiora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Galio</text:p>
          </table:table-cell>
          <table:table-cell table:style-name="ce808" office:value-type="string">
            <text:p>Galio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Hecarim</text:p>
          </table:table-cell>
          <table:table-cell table:style-name="ce808" office:value-type="string">
            <text:p>Hecarim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Ivern</text:p>
          </table:table-cell>
          <table:table-cell table:style-name="ce808" office:value-type="string">
            <text:p>Ivern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Kaisa</text:p>
          </table:table-cell>
          <table:table-cell table:style-name="ce808" office:value-type="string">
            <text:p>Kaisa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Karthus</text:p>
          </table:table-cell>
          <table:table-cell table:style-name="ce808" office:value-type="string">
            <text:p>Karthus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Nilah</text:p>
          </table:table-cell>
          <table:table-cell table:style-name="ce808" office:value-type="string">
            <text:p>Nilah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Pantheon</text:p>
          </table:table-cell>
          <table:table-cell table:style-name="ce808" office:value-type="string">
            <text:p>Pantheon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Rammus</text:p>
          </table:table-cell>
          <table:table-cell table:style-name="ce808" office:value-type="string">
            <text:p>Rammus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champion se fait pick ?</text:p>
          </table:table-cell>
          <table:table-cell table:style-name="ce808" office:value-type="string">
            <text:p>Rell</text:p>
          </table:table-cell>
          <table:table-cell table:style-name="ce808" office:value-type="string">
            <text:p>Rell_pic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6" table:print="false">
        <office:forms form:automatic-focus="false" form:apply-design-mode="false"/>
        <table:table-column table:style-name="co144" table:number-columns-repeated="63" table:default-cell-style-name="ce808"/>
        <table:table-column table:style-name="co143" table:number-columns-repeated="19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Bob l'Éponge</text:p>
          </table:table-cell>
          <table:table-cell table:style-name="ce808" office:value-type="string">
            <text:p>Bob Epong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Le Bus Magique</text:p>
          </table:table-cell>
          <table:table-cell table:style-name="ce808" office:value-type="string">
            <text:p>Bus_Magiqu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La Famille Pirate</text:p>
          </table:table-cell>
          <table:table-cell table:style-name="ce808" office:value-type="string">
            <text:p>La Famille Pirat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Les Looney Tunes</text:p>
          </table:table-cell>
          <table:table-cell table:style-name="ce808" office:value-type="string">
            <text:p>Looney Tune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Martin Matin</text:p>
          </table:table-cell>
          <table:table-cell table:style-name="ce808" office:value-type="string">
            <text:p>Martin Mati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Pokemon</text:p>
          </table:table-cell>
          <table:table-cell table:style-name="ce808" office:value-type="string">
            <text:p>Pokem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Sourir d'enfer</text:p>
          </table:table-cell>
          <table:table-cell table:style-name="ce808" office:value-type="string">
            <text:p>Sourir Enfe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Titeuf</text:p>
          </table:table-cell>
          <table:table-cell table:style-name="ce808" office:value-type="string">
            <text:p>Titeuf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Les Zinzins de de l'espace</text:p>
          </table:table-cell>
          <table:table-cell table:style-name="ce808" office:value-type="string">
            <text:p>Zinzin de Espa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dessin animé ?</text:p>
          </table:table-cell>
          <table:table-cell table:style-name="ce808" office:value-type="string">
            <text:p>Totally spies</text:p>
          </table:table-cell>
          <table:table-cell table:style-name="ce808" office:value-type="string">
            <text:p>Totally spie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7" table:print="false">
        <office:forms form:automatic-focus="false" form:apply-design-mode="false"/>
        <table:table-column table:style-name="co146" table:number-columns-repeated="63" table:default-cell-style-name="ce808"/>
        <table:table-column table:style-name="co145" table:number-columns-repeated="19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Afrique du sud</text:p>
          </table:table-cell>
          <table:table-cell table:style-name="ce808" office:value-type="string">
            <text:p>Afrique du su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Australie</text:p>
          </table:table-cell>
          <table:table-cell table:style-name="ce808" office:value-type="string">
            <text:p>Australi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Angleterre</text:p>
          </table:table-cell>
          <table:table-cell table:style-name="ce808" office:value-type="string">
            <text:p>Englan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France</text:p>
          </table:table-cell>
          <table:table-cell table:style-name="ce808" office:value-type="string">
            <text:p>Fran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Argentine</text:p>
          </table:table-cell>
          <table:table-cell table:style-name="ce808" office:value-type="string">
            <text:p>Argenti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Irelande</text:p>
          </table:table-cell>
          <table:table-cell table:style-name="ce808" office:value-type="string">
            <text:p>Irelan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Italie</text:p>
          </table:table-cell>
          <table:table-cell table:style-name="ce808" office:value-type="string">
            <text:p>Itali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Nouvelle Zélande</text:p>
          </table:table-cell>
          <table:table-cell table:style-name="ce808" office:value-type="string">
            <text:p>NewZealan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Pays de Galle</text:p>
          </table:table-cell>
          <table:table-cell table:style-name="ce808" office:value-type="string">
            <text:p>Pays de Gal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ays ?</text:p>
          </table:table-cell>
          <table:table-cell table:style-name="ce808" office:value-type="string">
            <text:p>Ecosse</text:p>
          </table:table-cell>
          <table:table-cell table:style-name="ce808" office:value-type="string">
            <text:p>Scotlan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8" table:print="false">
        <office:forms form:automatic-focus="false" form:apply-design-mode="false"/>
        <table:table-column table:style-name="co148" table:default-cell-style-name="ce808"/>
        <table:table-column table:style-name="co149" table:default-cell-style-name="ce808"/>
        <table:table-column table:style-name="co148" table:number-columns-repeated="61" table:default-cell-style-name="ce808"/>
        <table:table-column table:style-name="co147" table:number-columns-repeated="19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11" office:value-type="string">
            <text:p>James Bond</text:p>
          </table:table-cell>
          <table:table-cell table:style-name="ce808" office:value-type="string">
            <text:p>007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11" office:value-type="string">
            <text:p>"300"</text:p>
          </table:table-cell>
          <table:table-cell table:style-name="ce808" office:value-type="string">
            <text:p>300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Asterix et Obelix Mission Cléopatre</text:p>
          </table:table-cell>
          <table:table-cell table:style-name="ce808" office:value-type="string">
            <text:p>Asterix M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Avengers</text:p>
          </table:table-cell>
          <table:table-cell table:style-name="ce808" office:value-type="string">
            <text:p>Avenger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Interstellar</text:p>
          </table:table-cell>
          <table:table-cell table:style-name="ce808" office:value-type="string">
            <text:p>Interstella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The Hobbit</text:p>
          </table:table-cell>
          <table:table-cell table:style-name="ce808" office:value-type="string">
            <text:p>The Hobbit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OSS</text:p>
          </table:table-cell>
          <table:table-cell table:style-name="ce808" office:value-type="string">
            <text:p>OS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Pirate des caraibes</text:p>
          </table:table-cell>
          <table:table-cell table:style-name="ce808" office:value-type="string">
            <text:p>Pirate des caraibe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Star Wars</text:p>
          </table:table-cell>
          <table:table-cell table:style-name="ce808" office:value-type="string">
            <text:p>Star War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film ?</text:p>
          </table:table-cell>
          <table:table-cell table:style-name="ce808" office:value-type="string">
            <text:p>Taxi ou PulpFiction</text:p>
          </table:table-cell>
          <table:table-cell table:style-name="ce808" office:value-type="string">
            <text:p>Taxi ou PulpFicti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9" table:print="false">
        <office:forms form:automatic-focus="false" form:apply-design-mode="false"/>
        <table:table-column table:style-name="co151" table:number-columns-repeated="4" table:default-cell-style-name="ce808"/>
        <table:table-column table:style-name="co150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11" office:value-type="string">
            <text:p>Arcane</text:p>
          </table:table-cell>
          <table:table-cell table:style-name="ce808" office:value-type="string">
            <text:p>Arca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11" office:value-type="string">
            <text:p>Breaking Bad</text:p>
          </table:table-cell>
          <table:table-cell table:style-name="ce808" office:value-type="string">
            <text:p>Breaking Bad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Casa de Papel</text:p>
          </table:table-cell>
          <table:table-cell table:style-name="ce808" office:value-type="string">
            <text:p>casa de pape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Vikings</text:p>
          </table:table-cell>
          <table:table-cell table:style-name="ce808" office:value-type="string">
            <text:p>Viking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Loki</text:p>
          </table:table-cell>
          <table:table-cell table:style-name="ce808" office:value-type="string">
            <text:p>Lok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Mandalorian</text:p>
          </table:table-cell>
          <table:table-cell table:style-name="ce808" office:value-type="string">
            <text:p>Mandalori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Narcos</text:p>
          </table:table-cell>
          <table:table-cell table:style-name="ce808" office:value-type="string">
            <text:p>Narco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Rick et Morty</text:p>
          </table:table-cell>
          <table:table-cell table:style-name="ce808" office:value-type="string">
            <text:p>Rick et morty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The Last of Us</text:p>
          </table:table-cell>
          <table:table-cell table:style-name="ce808" office:value-type="string">
            <text:p>The last of u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série ?</text:p>
          </table:table-cell>
          <table:table-cell table:style-name="ce808" office:value-type="string">
            <text:p>The Witcher</text:p>
          </table:table-cell>
          <table:table-cell table:style-name="ce808" office:value-type="string">
            <text:p>The Witcher Seri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50" table:print="false">
        <office:forms form:automatic-focus="false" form:apply-design-mode="false"/>
        <table:table-column table:style-name="co3" table:default-cell-style-name="ce808"/>
        <table:table-column table:style-name="co87" table:default-cell-style-name="ce808"/>
        <table:table-column table:style-name="co36" table:default-cell-style-name="ce808"/>
        <table:table-column table:style-name="co2" table:default-cell-style-name="ce808"/>
        <table:table-column table:style-name="co152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B</text:p>
          </table:table-cell>
          <table:table-cell table:style-name="ce808" office:value-type="string">
            <text:p>Route_1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 D</text:p>
          </table:table-cell>
          <table:table-cell table:style-name="ce808" office:value-type="string">
            <text:p>Route_2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 D</text:p>
          </table:table-cell>
          <table:table-cell table:style-name="ce808" office:value-type="string">
            <text:p>Route_3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 C</text:p>
          </table:table-cell>
          <table:table-cell table:style-name="ce808" office:value-type="string">
            <text:p>Route_4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points peut-on perdre en#un contrôle de police au maximum ?</text:p>
          </table:table-cell>
          <table:table-cell table:style-name="ce808" office:value-type="string">
            <text:p>8 point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La consommation d’alcool réduit le temps de réaction# A – Oui | B – Non</text:p>
          </table:table-cell>
          <table:table-cell table:style-name="ce808" office:value-type="string">
            <text:p>B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</text:p>
          </table:table-cell>
          <table:table-cell table:style-name="ce808" office:value-type="string">
            <text:p>Route_7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 D</text:p>
          </table:table-cell>
          <table:table-cell table:style-name="ce808" office:value-type="string">
            <text:p>Route_8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Pour contacter les secours en cas d’accident, je peux composer#A – 118| B – 18 | C – 112</text:p>
          </table:table-cell>
          <table:table-cell table:style-name="ce808" office:value-type="string">
            <text:p>B C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de de la route</text:p>
          </table:table-cell>
          <table:table-cell table:style-name="ce808" office:value-type="string">
            <text:p>A B C</text:p>
          </table:table-cell>
          <table:table-cell table:style-name="ce808" office:value-type="string">
            <text:p>Route_10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1" table:print="false">
        <office:forms form:automatic-focus="false" form:apply-design-mode="false"/>
        <table:table-column table:style-name="co154" table:default-cell-style-name="ce808"/>
        <table:table-column table:style-name="co124" table:default-cell-style-name="ce808"/>
        <table:table-column table:style-name="co155" table:default-cell-style-name="ce808"/>
        <table:table-column table:style-name="co153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a saga Darksiders#Quel est le nom des 4 cavaliers de l'apocalypse ?</text:p>
          </table:table-cell>
          <table:table-cell table:style-name="ce808" office:value-type="string">
            <text:p>Guerre, Mort, Furie, Discord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jeu ?</text:p>
          </table:table-cell>
          <table:table-cell table:style-name="ce808" office:value-type="string">
            <text:p>Yetisport</text:p>
          </table:table-cell>
          <table:table-cell table:style-name="ce808" office:value-type="string">
            <text:p>Yetisport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 le boss final du jeu Skyrim ?</text:p>
          </table:table-cell>
          <table:table-cell table:style-name="ce808" office:value-type="string">
            <text:p>Aldu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'appelle la créature du crépuscule#qui aide Link dans Zelda Twiling Princess</text:p>
          </table:table-cell>
          <table:table-cell table:style-name="ce808" office:value-type="string">
            <text:p>Midon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équipe a gagné les Worlds LoL de 2020 ?</text:p>
          </table:table-cell>
          <table:table-cell table:style-name="ce808" office:value-type="string">
            <text:p>Damw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était le dernier boss de l'extention#The Burning Crusade de World of Warcraft ?</text:p>
          </table:table-cell>
          <table:table-cell table:style-name="ce808" office:value-type="string">
            <text:p>Kil'jaede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sont les 3 personnages jouables de GTA V ?</text:p>
          </table:table-cell>
          <table:table-cell table:style-name="ce808" office:value-type="string">
            <text:p>Michael, Trevor, Frankl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numéro est attribué à Hitman ?</text:p>
          </table:table-cell>
          <table:table-cell table:style-name="ce808" office:value-type="string">
            <text:p>"47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Pokemon: Quels sont les évolutions d'Hypotrempe ?</text:p>
          </table:table-cell>
          <table:table-cell table:style-name="ce808" office:value-type="string">
            <text:p>Hypocéan =&gt; Hyporo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ux échecs, combien de points valent une dame ?</text:p>
          </table:table-cell>
          <table:table-cell table:style-name="ce808" office:value-type="string">
            <text:p>9 point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2" table:print="false">
        <office:forms form:automatic-focus="false" form:apply-design-mode="false"/>
        <table:table-column table:style-name="co157" table:default-cell-style-name="ce808"/>
        <table:table-column table:style-name="co151" table:default-cell-style-name="ce808"/>
        <table:table-column table:style-name="co158" table:number-columns-repeated="62" table:default-cell-style-name="ce808"/>
        <table:table-column table:style-name="co156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le mode de jeu Nexus Blitz#À quel timer spawn la jungle ?</text:p>
          </table:table-cell>
          <table:table-cell table:style-name="ce808" office:value-type="string">
            <text:p>1 minute 5 second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ça coute ?</text:p>
          </table:table-cell>
          <table:table-cell table:style-name="ce808" office:value-type="string">
            <text:p>9400 Po (3200+2600+3600)</text:p>
          </table:table-cell>
          <table:table-cell table:style-name="ce808" office:value-type="string">
            <text:p>CombienMid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ça coute ?</text:p>
          </table:table-cell>
          <table:table-cell table:style-name="ce808" office:value-type="string">
            <text:p>9300 Po (2800+3300+3200)</text:p>
          </table:table-cell>
          <table:table-cell table:style-name="ce808" office:value-type="string">
            <text:p>CombienAdc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ça coute ?</text:p>
          </table:table-cell>
          <table:table-cell table:style-name="ce808" office:value-type="string">
            <text:p>7700 Po (2200+2300+2200)</text:p>
          </table:table-cell>
          <table:table-cell table:style-name="ce808" office:value-type="string">
            <text:p>CombienSupp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ça coute ?</text:p>
          </table:table-cell>
          <table:table-cell table:style-name="ce808" office:value-type="string">
            <text:p>7333 Po (3333+3200+800)</text:p>
          </table:table-cell>
          <table:table-cell table:style-name="ce808" office:value-type="string">
            <text:p>CombienTop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ment s'appelait cet objet ?</text:p>
          </table:table-cell>
          <table:table-cell table:style-name="ce808" office:value-type="string">
            <text:p>Graal Impie d'Athène</text:p>
          </table:table-cell>
          <table:table-cell table:style-name="ce808" office:value-type="string">
            <text:p>athenaGrail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Nexus Blitz, combien coûte cet objet ? (À 10 PO près)</text:p>
          </table:table-cell>
          <table:table-cell table:style-name="ce808" office:value-type="string">
            <text:p>7237 Po</text:p>
          </table:table-cell>
          <table:table-cell table:style-name="ce808" office:value-type="string">
            <text:p>GoldenSpatula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i appartient ce skin ?</text:p>
          </table:table-cell>
          <table:table-cell table:style-name="ce808" office:value-type="string">
            <text:p>Lux Dark Cosmic</text:p>
          </table:table-cell>
          <table:table-cell table:style-name="ce808" office:value-type="string">
            <text:p>lux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Leblanc</text:p>
          </table:table-cell>
          <table:table-cell table:style-name="ce808" office:value-type="string">
            <text:p>Leblanc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sont ses 2 personnages ?</text:p>
          </table:table-cell>
          <table:table-cell table:style-name="ce808" office:value-type="string">
            <text:p>Morgana (Snow Moon) &amp; Akali (Coven)</text:p>
          </table:table-cell>
          <table:table-cell table:style-name="ce808" office:value-type="string">
            <text:p>morganakali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3" table:print="false">
        <office:forms form:automatic-focus="false" form:apply-design-mode="false"/>
        <table:table-column table:style-name="co160" table:default-cell-style-name="ce808"/>
        <table:table-column table:style-name="co161" table:default-cell-style-name="ce808"/>
        <table:table-column table:style-name="co116" table:default-cell-style-name="ce808"/>
        <table:table-column table:style-name="co159" table:number-columns-repeated="253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Michael Jackson - Billie Jean</text:p>
          </table:table-cell>
          <table:table-cell table:style-name="ce808" office:value-type="string">
            <text:p>MJBilli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Queen - Radio Gaga</text:p>
          </table:table-cell>
          <table:table-cell table:style-name="ce808" office:value-type="string">
            <text:p>QueenRadi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Indochine - L'aventurier</text:p>
          </table:table-cell>
          <table:table-cell table:style-name="ce808" office:value-type="string">
            <text:p>Indochi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de cette chanson ?</text:p>
          </table:table-cell>
          <table:table-cell table:style-name="ce808" office:value-type="string">
            <text:p>Daniel Balavoine</text:p>
          </table:table-cell>
          <table:table-cell table:style-name="ce808" office:value-type="string">
            <text:p>balavoi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Image - Les démons de minuit</text:p>
          </table:table-cell>
          <table:table-cell table:style-name="ce808" office:value-type="string">
            <text:p>imag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Johnny Hallyday - Le pénitencier</text:p>
          </table:table-cell>
          <table:table-cell table:style-name="ce808" office:value-type="string">
            <text:p>JH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cette chanson ?</text:p>
          </table:table-cell>
          <table:table-cell table:style-name="ce808" office:value-type="string">
            <text:p>Take On Me</text:p>
          </table:table-cell>
          <table:table-cell table:style-name="ce808" office:value-type="string">
            <text:p>TakeOnM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de cette chanson ?</text:p>
          </table:table-cell>
          <table:table-cell table:style-name="ce808" office:value-type="string">
            <text:p>Eddy Mitchell</text:p>
          </table:table-cell>
          <table:table-cell table:style-name="ce808" office:value-type="string">
            <text:p>EM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Jacques Brel - La valse à 1000 temps</text:p>
          </table:table-cell>
          <table:table-cell table:style-name="ce808" office:value-type="string">
            <text:p>JB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AC/DC - Thunderstruck</text:p>
          </table:table-cell>
          <table:table-cell table:style-name="ce808" office:value-type="string">
            <text:p>acd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4" table:print="false">
        <office:forms form:automatic-focus="false" form:apply-design-mode="false"/>
        <table:table-column table:style-name="co163" table:default-cell-style-name="ce808"/>
        <table:table-column table:style-name="co157" table:default-cell-style-name="ce808"/>
        <table:table-column table:style-name="co164" table:number-columns-repeated="2" table:default-cell-style-name="ce808"/>
        <table:table-column table:style-name="co162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Alizée - Moi … Lolita</text:p>
          </table:table-cell>
          <table:table-cell table:style-name="ce808" office:value-type="string">
            <text:p>Alize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Gotye - Somebody That I Used To Know </text:p>
          </table:table-cell>
          <table:table-cell table:style-name="ce808" office:value-type="string">
            <text:p>goty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L5 - Toutes Les Femmes De Ta Vie</text:p>
          </table:table-cell>
          <table:table-cell table:style-name="ce808" office:value-type="string">
            <text:p>l5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, le featuring et le titre de cette chanson ?</text:p>
          </table:table-cell>
          <table:table-cell table:style-name="ce808" office:value-type="string">
            <text:p>Calogero ft. Passi - Face à la mer</text:p>
          </table:table-cell>
          <table:table-cell table:style-name="ce808" office:value-type="string">
            <text:p>caloger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groupe et le titre de cette chanson ?</text:p>
          </table:table-cell>
          <table:table-cell table:style-name="ce808" office:value-type="string">
            <text:p>Sexion d'assault - Wati by night</text:p>
          </table:table-cell>
          <table:table-cell table:style-name="ce808" office:value-type="string">
            <text:p>SD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groupe et le titre de cette chanson ?</text:p>
          </table:table-cell>
          <table:table-cell table:style-name="ce808" office:value-type="string">
            <text:p>Daft Punk - Harder, Better, Faster, Stronger</text:p>
          </table:table-cell>
          <table:table-cell table:style-name="ce808" office:value-type="string">
            <text:p>daftpunk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groupe de cette chanson ?</text:p>
          </table:table-cell>
          <table:table-cell table:style-name="ce808" office:value-type="string">
            <text:p>Magic System</text:p>
          </table:table-cell>
          <table:table-cell table:style-name="ce808" office:value-type="string">
            <text:p>M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Nâdiya - Et c'est parti...</text:p>
          </table:table-cell>
          <table:table-cell table:style-name="ce808" office:value-type="string">
            <text:p>Nady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groupe de cette chanson ?</text:p>
          </table:table-cell>
          <table:table-cell table:style-name="ce808" office:value-type="string">
            <text:p>Tragedie</text:p>
          </table:table-cell>
          <table:table-cell table:style-name="ce808" office:value-type="string">
            <text:p>Tragedi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et le titre de cette chanson ?</text:p>
          </table:table-cell>
          <table:table-cell table:style-name="ce808" office:value-type="string">
            <text:p>Colonel Reyel - Celui</text:p>
          </table:table-cell>
          <table:table-cell table:style-name="ce808" office:value-type="string">
            <text:p>Reye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5" table:print="false">
        <office:forms form:automatic-focus="false" form:apply-design-mode="false"/>
        <table:table-column table:style-name="co166" table:default-cell-style-name="ce808"/>
        <table:table-column table:style-name="co157" table:default-cell-style-name="ce808"/>
        <table:table-column table:style-name="co165" table:number-columns-repeated="254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12" office:value-type="string">
            <text:p>Quel roi de France a été exécuté pendant#la Révolution française en 1793 ?</text:p>
          </table:table-cell>
          <table:table-cell table:style-name="ce812" office:value-type="string">
            <text:p>Louis XVI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nom de ce tableau ?</text:p>
          </table:table-cell>
          <table:table-cell table:style-name="ce808" office:value-type="string">
            <text:p>La liberté guidant le peuple</text:p>
          </table:table-cell>
          <table:table-cell table:style-name="ce808" office:value-type="string">
            <text:p>marian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12" office:value-type="string">
            <text:p>Quel château de la Loire a fait édifier François 1er ?</text:p>
          </table:table-cell>
          <table:table-cell table:style-name="ce812" office:value-type="string">
            <text:p>Chambord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a dessiné "l'homme de Vitruve" ?</text:p>
          </table:table-cell>
          <table:table-cell table:style-name="ce808" office:value-type="string">
            <text:p>Leonard de Vinci</text:p>
          </table:table-cell>
          <table:table-cell table:style-name="ce808" office:value-type="string">
            <text:p>Vitruv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En quelle année les femmes#ont-elle eu le droit de vote en France ?</text:p>
          </table:table-cell>
          <table:table-cell table:style-name="ce808" office:value-type="string">
            <text:p>"1944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date marque la fin de la Seconde Guerre mondiale en Europe ?</text:p>
          </table:table-cell>
          <table:table-cell table:style-name="ce813" office:value-type="string">
            <text:p>"8 mai 1945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xplorateur a mené le premier voyage autour du monde ?</text:p>
          </table:table-cell>
          <table:table-cell table:style-name="ce808" office:value-type="string">
            <text:p>Ferdinant Magella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était le pharaon célèbre pour la construction#des grandes pyramides de Gizeh en Égypte ?</text:p>
          </table:table-cell>
          <table:table-cell table:style-name="ce808" office:value-type="string">
            <text:p>Khéop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était le leader sud-africain emprisonné pendant#de nombreuses années pour son rôle dans la lutte contre l'apartheid ?</text:p>
          </table:table-cell>
          <table:table-cell table:style-name="ce808" office:value-type="string">
            <text:p>Nelson Mandel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événement a marqué la fin de la#Guerre froide en 1989 ?</text:p>
          </table:table-cell>
          <table:table-cell table:style-name="ce808" office:value-type="string">
            <text:p>La chute du mur de Berli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6" table:print="false">
        <office:forms form:automatic-focus="false" form:apply-design-mode="false"/>
        <table:table-column table:style-name="co168" table:default-cell-style-name="ce808"/>
        <table:table-column table:style-name="co169" table:default-cell-style-name="ce808"/>
        <table:table-column table:style-name="co40" table:default-cell-style-name="ce808"/>
        <table:table-column table:style-name="co6" table:default-cell-style-name="ce808"/>
        <table:table-column table:style-name="co167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ays a remporté le plus grand nombre de médailles d'or#aux Jeux Olympiques d'été de 2021 à Tokyo ?</text:p>
          </table:table-cell>
          <table:table-cell table:style-name="ce808" office:value-type="string">
            <text:p>Les Etats-Uni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équipe de football a remporté le plus grand#nombre de Coupes du Monde de la FIFA ?</text:p>
          </table:table-cell>
          <table:table-cell table:style-name="ce808" office:value-type="string">
            <text:p>Brésil (5 victoires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s sont les 3 disciplines du Décathlon ?</text:p>
          </table:table-cell>
          <table:table-cell table:style-name="ce808" office:value-type="string">
            <text:p>4 Courses , 3 Sauts, 3 Lancer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ux fléchettes: quel est le nombre maximum de points#possibles en un lancé de 3 fléchettes ?</text:p>
          </table:table-cell>
          <table:table-cell table:style-name="ce808" office:value-type="string">
            <text:p>180 Points (3x triple 20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u bowling, quel est le nombre de points#maximum en une partie ?</text:p>
          </table:table-cell>
          <table:table-cell table:style-name="ce808" office:value-type="string">
            <text:p>300 point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trous y a-t-il sur un parcours de golf standard ?</text:p>
          </table:table-cell>
          <table:table-cell table:style-name="ce808" office:value-type="string">
            <text:p>18 trou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sont-ils ?</text:p>
          </table:table-cell>
          <table:table-cell table:style-name="ce808" office:value-type="string">
            <text:p>Lilian Thuram &amp; Laurent Blanc</text:p>
          </table:table-cell>
          <table:table-cell table:style-name="ce808" office:value-type="string">
            <text:p>thuramblanc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détient le record du monde du#100 mètres masculin en athlétisme ?</text:p>
          </table:table-cell>
          <table:table-cell table:style-name="ce808" office:value-type="string">
            <text:p>Usain Bol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distance standard d'un marathon ? (à 1 mètre près)</text:p>
          </table:table-cell>
          <table:table-cell table:style-name="ce808" office:value-type="string">
            <text:p>42,195 kilomètr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e temps dure un match de football américain ?</text:p>
          </table:table-cell>
          <table:table-cell table:style-name="ce808" office:value-type="string">
            <text:p>60 minut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7" table:print="false">
        <office:forms form:automatic-focus="false" form:apply-design-mode="false"/>
        <table:table-column table:style-name="co171" table:default-cell-style-name="ce808"/>
        <table:table-column table:style-name="co76" table:default-cell-style-name="ce808"/>
        <table:table-column table:style-name="co172" table:default-cell-style-name="ce808"/>
        <table:table-column table:style-name="co6" table:default-cell-style-name="ce808"/>
        <table:table-column table:style-name="co170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marque a fait sa publicité en écrivant#son nom sur la tour Eiffel en 1925 ?</text:p>
          </table:table-cell>
          <table:table-cell table:style-name="ce808" office:value-type="string">
            <text:p>Citroë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première voiture produite en série dans le monde ?</text:p>
          </table:table-cell>
          <table:table-cell table:style-name="ce808" office:value-type="string">
            <text:p>Fort Model T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marque appartient ce logo ?</text:p>
          </table:table-cell>
          <table:table-cell table:style-name="ce808" office:value-type="string">
            <text:p>Hyundai</text:p>
          </table:table-cell>
          <table:table-cell table:style-name="ce808" office:value-type="string">
            <text:p>Hyundai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ntreprise automobile a conçu la Golf ?</text:p>
          </table:table-cell>
          <table:table-cell table:style-name="ce808" office:value-type="string">
            <text:p>Volkswage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a voiture la plus vendue de tous les temps?</text:p>
          </table:table-cell>
          <table:table-cell table:style-name="ce808" office:value-type="string">
            <text:p>Toyota Corolla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'est-ce que c'est ?</text:p>
          </table:table-cell>
          <table:table-cell table:style-name="ce808" office:value-type="string">
            <text:p>Vilebrequin</text:p>
          </table:table-cell>
          <table:table-cell table:style-name="ce808" office:value-type="string">
            <text:p>vilebrequi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marque a vendu le plus de#véhicule neuf en 2022 en France ?</text:p>
          </table:table-cell>
          <table:table-cell table:style-name="ce808" office:value-type="string">
            <text:p>Peugeot (16% du marché 200k véhicules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le marque appartient ce logo ?</text:p>
          </table:table-cell>
          <table:table-cell table:style-name="ce808" office:value-type="string">
            <text:p>Subaru</text:p>
          </table:table-cell>
          <table:table-cell table:style-name="ce808" office:value-type="string">
            <text:p>subaru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'est-ce que l'ABS ?</text:p>
          </table:table-cell>
          <table:table-cell table:style-name="ce808" office:value-type="string">
            <text:p>Système anti-blocage des rou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marque a vendu le plus de#véhicule d'occasion en 2022 en France ?</text:p>
          </table:table-cell>
          <table:table-cell table:style-name="ce808" office:value-type="string">
            <text:p>Renault (19% du marché, 1M véhicules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8" table:print="false">
        <office:forms form:automatic-focus="false" form:apply-design-mode="false"/>
        <table:table-column table:style-name="co174" table:default-cell-style-name="ce808"/>
        <table:table-column table:style-name="co175" table:default-cell-style-name="ce808"/>
        <table:table-column table:style-name="co176" table:default-cell-style-name="ce808"/>
        <table:table-column table:style-name="co174" table:number-columns-repeated="61" table:default-cell-style-name="ce808"/>
        <table:table-column table:style-name="co173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Olivier Minne</text:p>
          </table:table-cell>
          <table:table-cell table:style-name="ce808" office:value-type="string">
            <text:p>OlivierMinne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Elise Lucet</text:p>
          </table:table-cell>
          <table:table-cell table:style-name="ce808" office:value-type="string">
            <text:p>elise-lucet.jpe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Louis Bodin</text:p>
          </table:table-cell>
          <table:table-cell table:style-name="ce808" office:value-type="string">
            <text:p>Louis-Bodi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Jennifer Lawrence</text:p>
          </table:table-cell>
          <table:table-cell table:style-name="ce808" office:value-type="string">
            <text:p>Jennifer Lawrence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Jean Rochefort</text:p>
          </table:table-cell>
          <table:table-cell table:style-name="ce808" office:value-type="string">
            <text:p>Jean-Rochefort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Jean Reno</text:p>
          </table:table-cell>
          <table:table-cell table:style-name="ce808" office:value-type="string">
            <text:p>Jean_Reno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Edouard Baer</text:p>
          </table:table-cell>
          <table:table-cell table:style-name="ce808" office:value-type="string">
            <text:p>Edouard-Baer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Didier Bourdon</text:p>
          </table:table-cell>
          <table:table-cell table:style-name="ce808" office:value-type="string">
            <text:p>didier-bourdon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Eddie Murphy</text:p>
          </table:table-cell>
          <table:table-cell table:style-name="ce808" office:value-type="string">
            <text:p>Eddie-Murphy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est-ce ?</text:p>
          </table:table-cell>
          <table:table-cell table:style-name="ce808" office:value-type="string">
            <text:p>Daniel Craig</text:p>
          </table:table-cell>
          <table:table-cell table:style-name="ce808" office:value-type="string">
            <text:p>Daniel_Craig.jp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9" table:print="false">
        <office:forms form:automatic-focus="false" form:apply-design-mode="false"/>
        <table:table-column table:style-name="co178" table:default-cell-style-name="ce808"/>
        <table:table-column table:style-name="co140" table:default-cell-style-name="ce808"/>
        <table:table-column table:style-name="co179" table:number-columns-repeated="62" table:default-cell-style-name="ce808"/>
        <table:table-column table:style-name="co177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Mousse au chocolat / Nesle</text:p>
          </table:table-cell>
          <table:table-cell table:style-name="ce808" office:value-type="string">
            <text:p>Mauri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Animal Crossing</text:p>
          </table:table-cell>
          <table:table-cell table:style-name="ce808" office:value-type="string">
            <text:p>AnimalCrossing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'entreprise derrière cette pub ?</text:p>
          </table:table-cell>
          <table:table-cell table:style-name="ce808" office:value-type="string">
            <text:p>SNCF</text:p>
          </table:table-cell>
          <table:table-cell table:style-name="ce808" office:value-type="string">
            <text:p>cartekiw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Kinder Bueno</text:p>
          </table:table-cell>
          <table:table-cell table:style-name="ce808" office:value-type="string">
            <text:p>KinderBuen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Justin Bridou</text:p>
          </table:table-cell>
          <table:table-cell table:style-name="ce808" office:value-type="string">
            <text:p>justinBridou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le est l'entreprise derrière cette pub ?</text:p>
          </table:table-cell>
          <table:table-cell table:style-name="ce808" office:value-type="string">
            <text:p>Médiavision</text:p>
          </table:table-cell>
          <table:table-cell table:style-name="ce808" office:value-type="string">
            <text:p>mediavisi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Couscous Tipiak</text:p>
          </table:table-cell>
          <table:table-cell table:style-name="ce808" office:value-type="string">
            <text:p>couscousPirat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Tic Tac</text:p>
          </table:table-cell>
          <table:table-cell table:style-name="ce808" office:value-type="string">
            <text:p>TicTa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Knackis</text:p>
          </table:table-cell>
          <table:table-cell table:style-name="ce808" office:value-type="string">
            <text:p>knack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roduit est vendu dans cette pub ?</text:p>
          </table:table-cell>
          <table:table-cell table:style-name="ce808" office:value-type="string">
            <text:p>Monster Munch</text:p>
          </table:table-cell>
          <table:table-cell table:style-name="ce808" office:value-type="string">
            <text:p>MonsterMunch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60" table:print="false">
        <office:forms form:automatic-focus="false" form:apply-design-mode="false"/>
        <table:table-column table:style-name="co181" table:number-columns-repeated="64" table:default-cell-style-name="ce808"/>
        <table:table-column table:style-name="co180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L'amour est dans le pré</text:p>
          </table:table-cell>
          <table:table-cell table:style-name="ce812" office:value-type="string">
            <text:p>amourpr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08" office:value-type="string">
            <text:p>Les 12 coups de midi</text:p>
          </table:table-cell>
          <table:table-cell table:style-name="ce808" office:value-type="string">
            <text:p>12coup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Qui veut gagner des millions</text:p>
          </table:table-cell>
          <table:table-cell table:style-name="ce812" office:value-type="string">
            <text:p>milli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Secret Story</text:p>
          </table:table-cell>
          <table:table-cell table:style-name="ce812" office:value-type="string">
            <text:p>secretStory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Le Juste Prix</text:p>
          </table:table-cell>
          <table:table-cell table:style-name="ce812" office:value-type="string">
            <text:p>justeprix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La Carte aux Trésors</text:p>
          </table:table-cell>
          <table:table-cell table:style-name="ce812" office:value-type="string">
            <text:p>carteTreso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C'est pas sorcier</text:p>
          </table:table-cell>
          <table:table-cell table:style-name="ce812" office:value-type="string">
            <text:p>pasSorcie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Interville</text:p>
          </table:table-cell>
          <table:table-cell table:style-name="ce812" office:value-type="string">
            <text:p>intervil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Le Meilleur Patissier</text:p>
          </table:table-cell>
          <table:table-cell table:style-name="ce812" office:value-type="string">
            <text:p>MeilleurPatissie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A quel émission appartient cet extrait ?</text:p>
          </table:table-cell>
          <table:table-cell table:style-name="ce812" office:value-type="string">
            <text:p>Attention à la marche</text:p>
          </table:table-cell>
          <table:table-cell table:style-name="ce812" office:value-type="string">
            <text:p>march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808"/>
        </table:table-row>
        <table:table-row table:style-name="ro2">
          <table:table-cell table:style-name="ce808"/>
          <table:table-cell table:number-columns-repeated="2" table:style-name="ce812"/>
          <table:table-cell table:number-columns-repeated="1021" table:style-name="ce808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1" table:print="false">
        <office:forms form:automatic-focus="false" form:apply-design-mode="false"/>
        <table:table-column table:style-name="co183" table:default-cell-style-name="ce808"/>
        <table:table-column table:style-name="co176" table:default-cell-style-name="ce808"/>
        <table:table-column table:style-name="co14" table:default-cell-style-name="ce808"/>
        <table:table-column table:style-name="co6" table:default-cell-style-name="ce808"/>
        <table:table-column table:style-name="co182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verbe est utilisé pour décrire l'action#d'enlever la coquille d'un œuf ?</text:p>
          </table:table-cell>
          <table:table-cell table:style-name="ce808" office:value-type="string">
            <text:p>Ecaler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le date est fêté la chandeleur ?</text:p>
          </table:table-cell>
          <table:table-cell table:style-name="ce814" office:value-type="string">
            <text:p>"2 février"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ans quel pays le Nutella a-t-il été créé ?</text:p>
          </table:table-cell>
          <table:table-cell table:style-name="ce808" office:value-type="string">
            <text:p>Itali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Traditionnellement, quel fromage est utilisé#dans la recette de la tartiflette ?</text:p>
          </table:table-cell>
          <table:table-cell table:style-name="ce808" office:value-type="string">
            <text:p>Le Reblochon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pays possède le plus de restaurants étoilés ?</text:p>
          </table:table-cell>
          <table:table-cell table:style-name="ce808" office:value-type="string">
            <text:p>France (628)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légume ?</text:p>
          </table:table-cell>
          <table:table-cell table:style-name="ce808" office:value-type="string">
            <text:p>Céleri</text:p>
          </table:table-cell>
          <table:table-cell table:style-name="ce808" office:value-type="string">
            <text:p>celeri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Combien d'étoiles michelin un restaurant#peut-il acquérir au maxium ?</text:p>
          </table:table-cell>
          <table:table-cell table:style-name="ce808" office:value-type="string">
            <text:p>3 étoiles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i sont les 2 chefs à avoir participé à l'émission#Cauchemar en cuisine ? (en France et aux USA)</text:p>
          </table:table-cell>
          <table:table-cell table:style-name="ce808" office:value-type="string">
            <text:p>Philippe Etchebest &amp; Gordon Ramsay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plat traditionnel du Thanksgiving américain ?</text:p>
          </table:table-cell>
          <table:table-cell table:style-name="ce808" office:value-type="string">
            <text:p>Dinde farcie</text:p>
          </table:table-cell>
          <table:table-cell/>
          <table:table-cell table:style-name="ce80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 plat ?</text:p>
          </table:table-cell>
          <table:table-cell table:style-name="ce808" office:value-type="string">
            <text:p>Bœuf Bourguignon</text:p>
          </table:table-cell>
          <table:table-cell table:style-name="ce808" office:value-type="string">
            <text:p>bourguignon.png</text:p>
          </table:table-cell>
          <table:table-cell table:style-name="ce80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2" table:print="false">
        <office:forms form:automatic-focus="false" form:apply-design-mode="false"/>
        <table:table-column table:style-name="co185" table:number-columns-repeated="3" table:default-cell-style-name="ce808"/>
        <table:table-column table:style-name="co142" table:default-cell-style-name="ce808"/>
        <table:table-column table:style-name="co185" table:number-columns-repeated="60" table:default-cell-style-name="ce808"/>
        <table:table-column table:style-name="co184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Nekfeu - Tempête</text:p>
          </table:table-cell>
          <table:table-cell table:style-name="ce808" office:value-type="string">
            <text:p>Nekfeu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de ce morceau ?</text:p>
          </table:table-cell>
          <table:table-cell table:style-name="ce808" office:value-type="string">
            <text:p>L'empire du côté obscur (IAM)</text:p>
          </table:table-cell>
          <table:table-cell table:style-name="ce808" office:value-type="string">
            <text:p>Empir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Suprême NTM - Ma Benz</text:p>
          </table:table-cell>
          <table:table-cell table:style-name="ce808" office:value-type="string">
            <text:p>Suprem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Booba - DRK</text:p>
          </table:table-cell>
          <table:table-cell table:style-name="ce808" office:value-type="string">
            <text:p>Boob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'artiste derrière ce morceau?</text:p>
          </table:table-cell>
          <table:table-cell table:style-name="ce808" office:value-type="string">
            <text:p>Soolking (ft Gazo)</text:p>
          </table:table-cell>
          <table:table-cell table:style-name="ce808" office:value-type="string">
            <text:p>Soolking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PNL- Au DD</text:p>
          </table:table-cell>
          <table:table-cell table:style-name="ce808" office:value-type="string">
            <text:p>PN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, l'artiste et le featuring de ce morceau ?</text:p>
          </table:table-cell>
          <table:table-cell table:style-name="ce808" office:value-type="string">
            <text:p>Naps ft Gims - Best Life</text:p>
          </table:table-cell>
          <table:table-cell table:style-name="ce808" office:value-type="string">
            <text:p>BestLif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Soso Maness - Petrouchka</text:p>
          </table:table-cell>
          <table:table-cell table:style-name="ce808" office:value-type="string">
            <text:p>Petrouchk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Ninho - Tout en Gucci</text:p>
          </table:table-cell>
          <table:table-cell table:style-name="ce808" office:value-type="string">
            <text:p>Ninh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le titre et l'artiste de ce morceau ?</text:p>
          </table:table-cell>
          <table:table-cell table:style-name="ce808" office:value-type="string">
            <text:p>Niska - Salé</text:p>
          </table:table-cell>
          <table:table-cell table:style-name="ce808" office:value-type="string">
            <text:p>Nisk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3" table:print="false">
        <office:forms form:automatic-focus="false" form:apply-design-mode="false"/>
        <table:table-column table:style-name="co187" table:number-columns-repeated="64" table:default-cell-style-name="ce808"/>
        <table:table-column table:style-name="co186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Death Note</text:p>
          </table:table-cell>
          <table:table-cell table:style-name="ce808" office:value-type="string">
            <text:p>DeathNot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Naruto</text:p>
          </table:table-cell>
          <table:table-cell table:style-name="ce808" office:value-type="string">
            <text:p>Narut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Tokyo Ghoul</text:p>
          </table:table-cell>
          <table:table-cell table:style-name="ce808" office:value-type="string">
            <text:p>TokyoGhoul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One Piece</text:p>
          </table:table-cell>
          <table:table-cell table:style-name="ce808" office:value-type="string">
            <text:p>OnePie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My Hero Academia</text:p>
          </table:table-cell>
          <table:table-cell table:style-name="ce808" office:value-type="string">
            <text:p>MyHeroAcademia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Dragon Ball</text:p>
          </table:table-cell>
          <table:table-cell table:style-name="ce808" office:value-type="string">
            <text:p>DBZ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Jojo’s Bizarre Adventure</text:p>
          </table:table-cell>
          <table:table-cell table:style-name="ce808" office:value-type="string">
            <text:p>Joj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Hunter X Hunter</text:p>
          </table:table-cell>
          <table:table-cell table:style-name="ce808" office:value-type="string">
            <text:p>HunterxHunte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Chi</text:p>
          </table:table-cell>
          <table:table-cell table:style-name="ce808" office:value-type="string">
            <text:p>Ch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Quel est cet anime ?</text:p>
          </table:table-cell>
          <table:table-cell table:style-name="ce808" office:value-type="string">
            <text:p>Totoro</text:p>
          </table:table-cell>
          <table:table-cell table:style-name="ce808" office:value-type="string">
            <text:p>Totor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4" table:print="false">
        <office:forms form:automatic-focus="false" form:apply-design-mode="false"/>
        <table:table-column table:style-name="co34" table:number-columns-repeated="2" table:default-cell-style-name="ce808"/>
        <table:table-column table:style-name="co189" table:default-cell-style-name="ce808"/>
        <table:table-column table:style-name="co95" table:default-cell-style-name="ce808"/>
        <table:table-column table:style-name="co188" table:number-columns-repeated="25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La Petite Sirène</text:p>
          </table:table-cell>
          <table:table-cell table:style-name="ce808" office:value-type="string">
            <text:p>sire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Frère des Ours</text:p>
          </table:table-cell>
          <table:table-cell table:style-name="ce808" office:value-type="string">
            <text:p>FreredesOur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Le Roi Lion</text:p>
          </table:table-cell>
          <table:table-cell table:style-name="ce808" office:value-type="string">
            <text:p>LionKing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La Reine des Neiges</text:p>
          </table:table-cell>
          <table:table-cell table:style-name="ce808" office:value-type="string">
            <text:p>ReineNeig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Tarzan</text:p>
          </table:table-cell>
          <table:table-cell table:style-name="ce808" office:value-type="string">
            <text:p>Tarza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Raiponce </text:p>
          </table:table-cell>
          <table:table-cell table:style-name="ce808" office:value-type="string">
            <text:p>Raiponc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Hercule</text:p>
          </table:table-cell>
          <table:table-cell table:style-name="ce808" office:value-type="string">
            <text:p>Hercu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Aladdin</text:p>
          </table:table-cell>
          <table:table-cell table:style-name="ce808" office:value-type="string">
            <text:p>Aladdi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Cendrillon</text:p>
          </table:table-cell>
          <table:table-cell table:style-name="ce808" office:value-type="string">
            <text:p>Cendrillon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De quel Disney est issu l'extrait suivant ?</text:p>
          </table:table-cell>
          <table:table-cell table:style-name="ce808" office:value-type="string">
            <text:p>Le Livre de la Jungle</text:p>
          </table:table-cell>
          <table:table-cell table:style-name="ce808" office:value-type="string">
            <text:p>LivreJungl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5" table:print="false">
        <office:forms form:automatic-focus="false" form:apply-design-mode="false"/>
        <table:table-column table:style-name="co191" table:number-columns-repeated="64" table:default-cell-style-name="ce808"/>
        <table:table-column table:style-name="co190" table:number-columns-repeated="192" table:default-cell-style-name="ce809"/>
        <table:table-row table:style-name="ro2">
          <table:table-cell table:style-name="ce808" office:value-type="string">
            <text:p>Question</text:p>
          </table:table-cell>
          <table:table-cell table:style-name="ce808" office:value-type="string">
            <text:p>Answer</text:p>
          </table:table-cell>
          <table:table-cell table:style-name="ce808" office:value-type="string">
            <text:p>ExternalName</text:p>
          </table:table-cell>
          <table:table-cell table:style-name="ce80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RRRrrrr !</text:p>
          </table:table-cell>
          <table:table-cell table:style-name="ce808" office:value-type="string">
            <text:p>Rrrr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Aladdin</text:p>
          </table:table-cell>
          <table:table-cell table:style-name="ce808" office:value-type="string">
            <text:p>AladdinRepliqu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Bienvenue chez les Ch’tis</text:p>
          </table:table-cell>
          <table:table-cell table:style-name="ce808" office:value-type="string">
            <text:p>BienvenuChezLesChti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Fast and Furious</text:p>
          </table:table-cell>
          <table:table-cell table:style-name="ce808" office:value-type="string">
            <text:p>FastFurious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Taxi</text:p>
          </table:table-cell>
          <table:table-cell table:style-name="ce808" office:value-type="string">
            <text:p>Taxi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Rambo</text:p>
          </table:table-cell>
          <table:table-cell table:style-name="ce808" office:value-type="string">
            <text:p>Rambo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Star Wars</text:p>
          </table:table-cell>
          <table:table-cell table:style-name="ce808" office:value-type="string">
            <text:p>StarWarsRepliqu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Ready Player One</text:p>
          </table:table-cell>
          <table:table-cell table:style-name="ce808" office:value-type="string">
            <text:p>ReadyPlayerOne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OSS 117</text:p>
          </table:table-cell>
          <table:table-cell table:style-name="ce808" office:value-type="string">
            <text:p>OSS117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808" office:value-type="string">
            <text:p>À quel film appartient cette réplique ?</text:p>
          </table:table-cell>
          <table:table-cell table:style-name="ce808" office:value-type="string">
            <text:p>Pirates des Caraïbes</text:p>
          </table:table-cell>
          <table:table-cell table:style-name="ce808" office:value-type="string">
            <text:p>PirateDC.mp3</text:p>
          </table:table-cell>
          <table:table-cell table:style-name="ce80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6" table:print="false">
        <office:forms form:automatic-focus="false" form:apply-design-mode="false"/>
        <table:table-column table:style-name="co2" table:default-cell-style-name="ce808"/>
        <table:table-column table:style-name="co192" table:number-columns-repeated="255" table:default-cell-style-name="ce809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text-style style:name="N179P2" style:volatile="true">
      <number:text>  - </number:text>
      <number:text>€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0P1" style:volatile="true">
      <number:text>- </number:text>
      <number:number number:decimal-places="0" number:min-integer-digits="1" number:grouping="true"/>
    </number:number-style>
    <number:text-style style:name="N180P2" style:volatile="true">
      <number:text>  - </number:text>
      <number:text>€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2" style:volatile="true">
      <number:text>  - </number:text>
      <number:currency-symbol>€</number:currency-symbol>
      <number:text> </number:text>
    </number:currency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6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6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6P2" style:volatile="true">
      <number:text>  - </number:text>
      <number:currency-symbol>€</number:currency-symbol>
      <number:text> </number:text>
    </number:currency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7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7P2" style:volatile="true">
      <number:text>  - </number:text>
      <number:text>€ </number:text>
    </number:text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8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8P2" style:volatile="true">
      <number:text>  - </number:text>
      <number:text>€ </number:text>
    </number:text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omma_32__91_0_93__1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Currency_32__91_0_93__1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ound1" style:display-name="PageStyle_Round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26T10:25:34Z</dc:date>
    <meta:editing-cycles>230</meta:editing-cycles>
    <meta:editing-duration>PT33288S</meta:editing-duration>
  </office:meta>
</office:document-meta>
</file>